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.216cm" fo:margin-left="-0.162cm" fo:break-before="auto" fo:break-after="auto" table:align="left" style:writing-mode="lr-tb"/>
    </style:style>
    <style:style style:name="Tabla1.A" style:family="table-column">
      <style:table-column-properties style:column-width="3.493cm"/>
    </style:style>
    <style:style style:name="Tabla1.B" style:family="table-column">
      <style:table-column-properties style:column-width="5.203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2.381cm"/>
    </style:style>
    <style:style style:name="Tabla1.F" style:family="table-column">
      <style:table-column-properties style:column-width="0.794cm"/>
    </style:style>
    <style:style style:name="Tabla1.G" style:family="table-column">
      <style:table-column-properties style:column-width="1.799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7.216cm" fo:margin-left="-0.162cm" table:align="left" style:writing-mode="lr-tb"/>
    </style:style>
    <style:style style:name="Tabla2.A" style:family="table-column">
      <style:table-column-properties style:column-width="17.21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7.216cm" fo:margin-left="-0.162cm" table:align="left" style:writing-mode="lr-tb"/>
    </style:style>
    <style:style style:name="Tabla3.A" style:family="table-column">
      <style:table-column-properties style:column-width="17.21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7.21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8.678cm"/>
    </style:style>
    <style:style style:name="Tabla4.1" style:family="table-row">
      <style:table-row-properties fo:keep-together="always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2" style:family="table-row">
      <style:table-row-properties fo:keep-together="auto"/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" style:family="table">
      <style:table-properties style:width="17.21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16.298cm"/>
    </style:style>
    <style:style style:name="Tabla5.1" style:family="table-row">
      <style:table-row-properties fo:keep-together="always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5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5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5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6" style:family="table">
      <style:table-properties style:width="17.216cm" fo:margin-left="-0.162cm" table:align="left" style:writing-mode="lr-tb"/>
    </style:style>
    <style:style style:name="Tabla6.A" style:family="table-column">
      <style:table-column-properties style:column-width="4.516cm"/>
    </style:style>
    <style:style style:name="Tabla6.B" style:family="table-column">
      <style:table-column-properties style:column-width="4.692cm"/>
    </style:style>
    <style:style style:name="Tabla6.C" style:family="table-column">
      <style:table-column-properties style:column-width="3.175cm"/>
    </style:style>
    <style:style style:name="Tabla6.D" style:family="table-column">
      <style:table-column-properties style:column-width="4.833cm"/>
    </style:style>
    <style:style style:name="Tabla6.1" style:family="table-row">
      <style:table-row-properties fo:keep-together="always"/>
    </style:style>
    <style:style style:name="Tabla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7" style:family="table">
      <style:table-properties style:width="17.216cm" fo:margin-left="-0.162cm" table:align="left" style:writing-mode="lr-tb"/>
    </style:style>
    <style:style style:name="Tabla7.A" style:family="table-column">
      <style:table-column-properties style:column-width="17.216cm"/>
    </style:style>
    <style:style style:name="Tabla7.1" style:family="table-row">
      <style:table-row-properties fo:keep-together="always"/>
    </style:style>
    <style:style style:name="Tabla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.2" style:family="table-row">
      <style:table-row-properties style:min-row-height="0.422cm" fo:keep-together="always"/>
    </style:style>
    <style:style style:name="Tabla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8" style:family="table">
      <style:table-properties style:width="17.216cm" fo:margin-left="-0.162cm" fo:break-before="auto" fo:break-after="auto" table:align="left" style:writing-mode="lr-tb"/>
    </style:style>
    <style:style style:name="Tabla8.A" style:family="table-column">
      <style:table-column-properties style:column-width="3.493cm"/>
    </style:style>
    <style:style style:name="Tabla8.B" style:family="table-column">
      <style:table-column-properties style:column-width="5.203cm"/>
    </style:style>
    <style:style style:name="Tabla8.C" style:family="table-column">
      <style:table-column-properties style:column-width="0.497cm"/>
    </style:style>
    <style:style style:name="Tabla8.D" style:family="table-column">
      <style:table-column-properties style:column-width="1.249cm"/>
    </style:style>
    <style:style style:name="Tabla8.E" style:family="table-column">
      <style:table-column-properties style:column-width="2.381cm"/>
    </style:style>
    <style:style style:name="Tabla8.F" style:family="table-column">
      <style:table-column-properties style:column-width="0.794cm"/>
    </style:style>
    <style:style style:name="Tabla8.G" style:family="table-column">
      <style:table-column-properties style:column-width="1.799cm"/>
    </style:style>
    <style:style style:name="Tabla8.1" style:family="table-row">
      <style:table-row-properties style:min-row-height="0.467cm" fo:keep-together="auto"/>
    </style:style>
    <style:style style:name="Tabla8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8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8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.2" style:family="table-row">
      <style:table-row-properties style:min-row-height="0.515cm" fo:keep-together="auto"/>
    </style:style>
    <style:style style:name="Tabla8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8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8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8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9" style:family="table">
      <style:table-properties style:width="17.216cm" fo:margin-left="-0.162cm" table:align="left" style:writing-mode="lr-tb"/>
    </style:style>
    <style:style style:name="Tabla9.A" style:family="table-column">
      <style:table-column-properties style:column-width="17.216cm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" style:family="table">
      <style:table-properties style:width="17.216cm" fo:margin-left="-0.162cm" table:align="left" style:writing-mode="lr-tb"/>
    </style:style>
    <style:style style:name="Tabla10.A" style:family="table-column">
      <style:table-column-properties style:column-width="17.216cm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1" style:family="table">
      <style:table-properties style:width="17.216cm" fo:margin-left="-0.162cm" table:align="left" style:writing-mode="lr-tb"/>
    </style:style>
    <style:style style:name="Tabla11.A" style:family="table-column">
      <style:table-column-properties style:column-width="0.917cm"/>
    </style:style>
    <style:style style:name="Tabla11.B" style:family="table-column">
      <style:table-column-properties style:column-width="6.706cm"/>
    </style:style>
    <style:style style:name="Tabla11.C" style:family="table-column">
      <style:table-column-properties style:column-width="0.914cm"/>
    </style:style>
    <style:style style:name="Tabla11.D" style:family="table-column">
      <style:table-column-properties style:column-width="8.678cm"/>
    </style:style>
    <style:style style:name="Tabla11.1" style:family="table-row">
      <style:table-row-properties fo:keep-together="always"/>
    </style:style>
    <style:style style:name="Tabla1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.2" style:family="table-row">
      <style:table-row-properties fo:keep-together="auto"/>
    </style:style>
    <style:style style:name="Tabla11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1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1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1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1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1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2" style:family="table">
      <style:table-properties style:width="17.216cm" fo:margin-left="-0.162cm" table:align="left" style:writing-mode="lr-tb"/>
    </style:style>
    <style:style style:name="Tabla12.A" style:family="table-column">
      <style:table-column-properties style:column-width="0.917cm"/>
    </style:style>
    <style:style style:name="Tabla12.B" style:family="table-column">
      <style:table-column-properties style:column-width="16.298cm"/>
    </style:style>
    <style:style style:name="Tabla12.1" style:family="table-row">
      <style:table-row-properties fo:keep-together="always"/>
    </style:style>
    <style:style style:name="Tabla1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2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12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14" style:family="table">
      <style:table-properties style:width="17.216cm" fo:margin-left="-0.162cm" table:align="left" style:writing-mode="lr-tb"/>
    </style:style>
    <style:style style:name="Tabla14.A" style:family="table-column">
      <style:table-column-properties style:column-width="4.516cm"/>
    </style:style>
    <style:style style:name="Tabla14.B" style:family="table-column">
      <style:table-column-properties style:column-width="4.692cm"/>
    </style:style>
    <style:style style:name="Tabla14.C" style:family="table-column">
      <style:table-column-properties style:column-width="3.175cm"/>
    </style:style>
    <style:style style:name="Tabla14.D" style:family="table-column">
      <style:table-column-properties style:column-width="4.833cm"/>
    </style:style>
    <style:style style:name="Tabla14.1" style:family="table-row">
      <style:table-row-properties fo:keep-together="always"/>
    </style:style>
    <style:style style:name="Tabla1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14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1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4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14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14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1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14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14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14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1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15" style:family="table">
      <style:table-properties style:width="17.216cm" fo:margin-left="-0.162cm" table:align="left" style:writing-mode="lr-tb"/>
    </style:style>
    <style:style style:name="Tabla15.A" style:family="table-column">
      <style:table-column-properties style:column-width="17.216cm"/>
    </style:style>
    <style:style style:name="Tabla15.1" style:family="table-row">
      <style:table-row-properties fo:keep-together="always"/>
    </style:style>
    <style:style style:name="Tabla1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5.2" style:family="table-row">
      <style:table-row-properties style:min-row-height="0.422cm" fo:keep-together="always"/>
    </style:style>
    <style:style style:name="Tabla1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6" style:family="table">
      <style:table-properties style:width="17.216cm" fo:margin-left="-0.162cm" fo:break-before="auto" fo:break-after="auto" table:align="left" style:writing-mode="lr-tb"/>
    </style:style>
    <style:style style:name="Tabla16.A" style:family="table-column">
      <style:table-column-properties style:column-width="3.493cm"/>
    </style:style>
    <style:style style:name="Tabla16.B" style:family="table-column">
      <style:table-column-properties style:column-width="5.203cm"/>
    </style:style>
    <style:style style:name="Tabla16.C" style:family="table-column">
      <style:table-column-properties style:column-width="0.497cm"/>
    </style:style>
    <style:style style:name="Tabla16.D" style:family="table-column">
      <style:table-column-properties style:column-width="1.249cm"/>
    </style:style>
    <style:style style:name="Tabla16.E" style:family="table-column">
      <style:table-column-properties style:column-width="2.381cm"/>
    </style:style>
    <style:style style:name="Tabla16.F" style:family="table-column">
      <style:table-column-properties style:column-width="0.794cm"/>
    </style:style>
    <style:style style:name="Tabla16.G" style:family="table-column">
      <style:table-column-properties style:column-width="1.799cm"/>
    </style:style>
    <style:style style:name="Tabla16.1" style:family="table-row">
      <style:table-row-properties style:min-row-height="0.467cm" fo:keep-together="auto"/>
    </style:style>
    <style:style style:name="Tabla16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6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6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6.2" style:family="table-row">
      <style:table-row-properties style:min-row-height="0.515cm" fo:keep-together="auto"/>
    </style:style>
    <style:style style:name="Tabla16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6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6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7" style:family="table">
      <style:table-properties style:width="17.216cm" fo:margin-left="-0.162cm" table:align="left" style:writing-mode="lr-tb"/>
    </style:style>
    <style:style style:name="Tabla17.A" style:family="table-column">
      <style:table-column-properties style:column-width="17.216cm"/>
    </style:style>
    <style:style style:name="Tabla17.1" style:family="table-row">
      <style:table-row-properties fo:keep-together="auto"/>
    </style:style>
    <style:style style:name="Tabla1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8" style:family="table">
      <style:table-properties style:width="17.216cm" fo:margin-left="-0.162cm" table:align="left" style:writing-mode="lr-tb"/>
    </style:style>
    <style:style style:name="Tabla18.A" style:family="table-column">
      <style:table-column-properties style:column-width="17.216cm"/>
    </style:style>
    <style:style style:name="Tabla18.1" style:family="table-row">
      <style:table-row-properties fo:keep-together="auto"/>
    </style:style>
    <style:style style:name="Tabla1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9" style:family="table">
      <style:table-properties style:width="17.216cm" fo:margin-left="-0.162cm" table:align="left" style:writing-mode="lr-tb"/>
    </style:style>
    <style:style style:name="Tabla19.A" style:family="table-column">
      <style:table-column-properties style:column-width="0.917cm"/>
    </style:style>
    <style:style style:name="Tabla19.B" style:family="table-column">
      <style:table-column-properties style:column-width="6.985cm"/>
    </style:style>
    <style:style style:name="Tabla19.C" style:family="table-column">
      <style:table-column-properties style:column-width="0.635cm"/>
    </style:style>
    <style:style style:name="Tabla19.D" style:family="table-column">
      <style:table-column-properties style:column-width="8.678cm"/>
    </style:style>
    <style:style style:name="Tabla19.1" style:family="table-row">
      <style:table-row-properties fo:keep-together="always"/>
    </style:style>
    <style:style style:name="Tabla1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9.2" style:family="table-row">
      <style:table-row-properties fo:keep-together="auto"/>
    </style:style>
    <style:style style:name="Tabla19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9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9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9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9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9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9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9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9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9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9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9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9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9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9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9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9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9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9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9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9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9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9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9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9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9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3" style:family="table">
      <style:table-properties style:width="17.216cm" fo:margin-left="-0.162cm" table:align="left" style:writing-mode="lr-tb"/>
    </style:style>
    <style:style style:name="Tabla13.A" style:family="table-column">
      <style:table-column-properties style:column-width="0.917cm"/>
    </style:style>
    <style:style style:name="Tabla13.B" style:family="table-column">
      <style:table-column-properties style:column-width="16.298cm"/>
    </style:style>
    <style:style style:name="Tabla13.1" style:family="table-row">
      <style:table-row-properties fo:keep-together="always"/>
    </style:style>
    <style:style style:name="Tabla1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3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3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0" style:family="table">
      <style:table-properties style:width="17.216cm" fo:margin-left="-0.162cm" table:align="left" style:writing-mode="lr-tb"/>
    </style:style>
    <style:style style:name="Tabla20.A" style:family="table-column">
      <style:table-column-properties style:column-width="4.516cm"/>
    </style:style>
    <style:style style:name="Tabla20.B" style:family="table-column">
      <style:table-column-properties style:column-width="4.692cm"/>
    </style:style>
    <style:style style:name="Tabla20.C" style:family="table-column">
      <style:table-column-properties style:column-width="3.175cm"/>
    </style:style>
    <style:style style:name="Tabla20.D" style:family="table-column">
      <style:table-column-properties style:column-width="4.833cm"/>
    </style:style>
    <style:style style:name="Tabla20.1" style:family="table-row">
      <style:table-row-properties fo:keep-together="always"/>
    </style:style>
    <style:style style:name="Tabla2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0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0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20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20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0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0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20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20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0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20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20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2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21" style:family="table">
      <style:table-properties style:width="17.216cm" fo:margin-left="-0.162cm" table:align="left" style:writing-mode="lr-tb"/>
    </style:style>
    <style:style style:name="Tabla21.A" style:family="table-column">
      <style:table-column-properties style:column-width="17.216cm"/>
    </style:style>
    <style:style style:name="Tabla21.1" style:family="table-row">
      <style:table-row-properties fo:keep-together="always"/>
    </style:style>
    <style:style style:name="Tabla2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1.2" style:family="table-row">
      <style:table-row-properties style:min-row-height="0.422cm" fo:keep-together="always"/>
    </style:style>
    <style:style style:name="Tabla2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2" style:family="table">
      <style:table-properties style:width="17.216cm" fo:margin-left="-0.162cm" fo:break-before="auto" fo:break-after="auto" table:align="left" style:writing-mode="lr-tb"/>
    </style:style>
    <style:style style:name="Tabla22.A" style:family="table-column">
      <style:table-column-properties style:column-width="3.493cm"/>
    </style:style>
    <style:style style:name="Tabla22.B" style:family="table-column">
      <style:table-column-properties style:column-width="5.203cm"/>
    </style:style>
    <style:style style:name="Tabla22.C" style:family="table-column">
      <style:table-column-properties style:column-width="0.497cm"/>
    </style:style>
    <style:style style:name="Tabla22.D" style:family="table-column">
      <style:table-column-properties style:column-width="1.249cm"/>
    </style:style>
    <style:style style:name="Tabla22.E" style:family="table-column">
      <style:table-column-properties style:column-width="2.381cm"/>
    </style:style>
    <style:style style:name="Tabla22.F" style:family="table-column">
      <style:table-column-properties style:column-width="0.794cm"/>
    </style:style>
    <style:style style:name="Tabla22.G" style:family="table-column">
      <style:table-column-properties style:column-width="1.799cm"/>
    </style:style>
    <style:style style:name="Tabla22.1" style:family="table-row">
      <style:table-row-properties style:min-row-height="0.467cm" fo:keep-together="auto"/>
    </style:style>
    <style:style style:name="Tabla22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2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2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2.2" style:family="table-row">
      <style:table-row-properties style:min-row-height="0.515cm" fo:keep-together="auto"/>
    </style:style>
    <style:style style:name="Tabla2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2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2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2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2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2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2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2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2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2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2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2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3" style:family="table">
      <style:table-properties style:width="17.216cm" fo:margin-left="-0.162cm" table:align="left" style:writing-mode="lr-tb"/>
    </style:style>
    <style:style style:name="Tabla23.A" style:family="table-column">
      <style:table-column-properties style:column-width="17.216cm"/>
    </style:style>
    <style:style style:name="Tabla23.1" style:family="table-row">
      <style:table-row-properties fo:keep-together="auto"/>
    </style:style>
    <style:style style:name="Tabla2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4" style:family="table">
      <style:table-properties style:width="17.216cm" fo:margin-left="-0.162cm" table:align="left" style:writing-mode="lr-tb"/>
    </style:style>
    <style:style style:name="Tabla24.A" style:family="table-column">
      <style:table-column-properties style:column-width="17.216cm"/>
    </style:style>
    <style:style style:name="Tabla24.1" style:family="table-row">
      <style:table-row-properties fo:keep-together="auto"/>
    </style:style>
    <style:style style:name="Tabla2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5" style:family="table">
      <style:table-properties style:width="17.216cm" fo:margin-left="-0.162cm" table:align="left" style:writing-mode="lr-tb"/>
    </style:style>
    <style:style style:name="Tabla25.A" style:family="table-column">
      <style:table-column-properties style:column-width="0.917cm"/>
    </style:style>
    <style:style style:name="Tabla25.B" style:family="table-column">
      <style:table-column-properties style:column-width="6.706cm"/>
    </style:style>
    <style:style style:name="Tabla25.C" style:family="table-column">
      <style:table-column-properties style:column-width="0.914cm"/>
    </style:style>
    <style:style style:name="Tabla25.D" style:family="table-column">
      <style:table-column-properties style:column-width="8.678cm"/>
    </style:style>
    <style:style style:name="Tabla25.1" style:family="table-row">
      <style:table-row-properties fo:keep-together="always"/>
    </style:style>
    <style:style style:name="Tabla2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5.2" style:family="table-row">
      <style:table-row-properties fo:keep-together="auto"/>
    </style:style>
    <style:style style:name="Tabla2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5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5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5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5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5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5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5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6" style:family="table">
      <style:table-properties style:width="17.216cm" fo:margin-left="-0.162cm" table:align="left" style:writing-mode="lr-tb"/>
    </style:style>
    <style:style style:name="Tabla26.A" style:family="table-column">
      <style:table-column-properties style:column-width="0.917cm"/>
    </style:style>
    <style:style style:name="Tabla26.B" style:family="table-column">
      <style:table-column-properties style:column-width="16.298cm"/>
    </style:style>
    <style:style style:name="Tabla26.1" style:family="table-row">
      <style:table-row-properties fo:keep-together="always"/>
    </style:style>
    <style:style style:name="Tabla2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6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7" style:family="table">
      <style:table-properties style:width="17.216cm" fo:margin-left="-0.162cm" table:align="left" style:writing-mode="lr-tb"/>
    </style:style>
    <style:style style:name="Tabla27.A" style:family="table-column">
      <style:table-column-properties style:column-width="4.516cm"/>
    </style:style>
    <style:style style:name="Tabla27.B" style:family="table-column">
      <style:table-column-properties style:column-width="4.692cm"/>
    </style:style>
    <style:style style:name="Tabla27.C" style:family="table-column">
      <style:table-column-properties style:column-width="3.175cm"/>
    </style:style>
    <style:style style:name="Tabla27.D" style:family="table-column">
      <style:table-column-properties style:column-width="4.833cm"/>
    </style:style>
    <style:style style:name="Tabla27.1" style:family="table-row">
      <style:table-row-properties fo:keep-together="always"/>
    </style:style>
    <style:style style:name="Tabla2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7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7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27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27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7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7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27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27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7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27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27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27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28" style:family="table">
      <style:table-properties style:width="17.216cm" fo:margin-left="-0.162cm" table:align="left" style:writing-mode="lr-tb"/>
    </style:style>
    <style:style style:name="Tabla28.A" style:family="table-column">
      <style:table-column-properties style:column-width="17.216cm"/>
    </style:style>
    <style:style style:name="Tabla28.1" style:family="table-row">
      <style:table-row-properties fo:keep-together="always"/>
    </style:style>
    <style:style style:name="Tabla2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8.2" style:family="table-row">
      <style:table-row-properties style:min-row-height="0.422cm" fo:keep-together="always"/>
    </style:style>
    <style:style style:name="Tabla2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9" style:family="table">
      <style:table-properties style:width="17.216cm" fo:margin-left="-0.162cm" fo:break-before="auto" fo:break-after="auto" table:align="left" style:writing-mode="lr-tb"/>
    </style:style>
    <style:style style:name="Tabla29.A" style:family="table-column">
      <style:table-column-properties style:column-width="3.493cm"/>
    </style:style>
    <style:style style:name="Tabla29.B" style:family="table-column">
      <style:table-column-properties style:column-width="5.203cm"/>
    </style:style>
    <style:style style:name="Tabla29.C" style:family="table-column">
      <style:table-column-properties style:column-width="0.497cm"/>
    </style:style>
    <style:style style:name="Tabla29.D" style:family="table-column">
      <style:table-column-properties style:column-width="1.249cm"/>
    </style:style>
    <style:style style:name="Tabla29.E" style:family="table-column">
      <style:table-column-properties style:column-width="2.381cm"/>
    </style:style>
    <style:style style:name="Tabla29.F" style:family="table-column">
      <style:table-column-properties style:column-width="0.794cm"/>
    </style:style>
    <style:style style:name="Tabla29.G" style:family="table-column">
      <style:table-column-properties style:column-width="1.799cm"/>
    </style:style>
    <style:style style:name="Tabla29.1" style:family="table-row">
      <style:table-row-properties style:min-row-height="0.467cm" fo:keep-together="auto"/>
    </style:style>
    <style:style style:name="Tabla29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9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9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9.2" style:family="table-row">
      <style:table-row-properties style:min-row-height="0.515cm" fo:keep-together="auto"/>
    </style:style>
    <style:style style:name="Tabla29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9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9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9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9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9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9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9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9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9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0" style:family="table">
      <style:table-properties style:width="17.216cm" fo:margin-left="-0.162cm" table:align="left" style:writing-mode="lr-tb"/>
    </style:style>
    <style:style style:name="Tabla30.A" style:family="table-column">
      <style:table-column-properties style:column-width="17.216cm"/>
    </style:style>
    <style:style style:name="Tabla30.1" style:family="table-row">
      <style:table-row-properties fo:keep-together="auto"/>
    </style:style>
    <style:style style:name="Tabla3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1" style:family="table">
      <style:table-properties style:width="17.216cm" fo:margin-left="-0.162cm" table:align="left" style:writing-mode="lr-tb"/>
    </style:style>
    <style:style style:name="Tabla31.A" style:family="table-column">
      <style:table-column-properties style:column-width="17.216cm"/>
    </style:style>
    <style:style style:name="Tabla31.1" style:family="table-row">
      <style:table-row-properties fo:keep-together="auto"/>
    </style:style>
    <style:style style:name="Tabla3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2" style:family="table">
      <style:table-properties style:width="17.216cm" fo:margin-left="-0.162cm" table:align="left" style:writing-mode="lr-tb"/>
    </style:style>
    <style:style style:name="Tabla32.A" style:family="table-column">
      <style:table-column-properties style:column-width="0.917cm"/>
    </style:style>
    <style:style style:name="Tabla32.B" style:family="table-column">
      <style:table-column-properties style:column-width="6.706cm"/>
    </style:style>
    <style:style style:name="Tabla32.C" style:family="table-column">
      <style:table-column-properties style:column-width="0.914cm"/>
    </style:style>
    <style:style style:name="Tabla32.D" style:family="table-column">
      <style:table-column-properties style:column-width="8.678cm"/>
    </style:style>
    <style:style style:name="Tabla32.1" style:family="table-row">
      <style:table-row-properties fo:keep-together="always"/>
    </style:style>
    <style:style style:name="Tabla3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2.2" style:family="table-row">
      <style:table-row-properties fo:keep-together="auto"/>
    </style:style>
    <style:style style:name="Tabla32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2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2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2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2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2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2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3" style:family="table">
      <style:table-properties style:width="17.216cm" fo:margin-left="-0.162cm" table:align="left" style:writing-mode="lr-tb"/>
    </style:style>
    <style:style style:name="Tabla33.A" style:family="table-column">
      <style:table-column-properties style:column-width="0.917cm"/>
    </style:style>
    <style:style style:name="Tabla33.B" style:family="table-column">
      <style:table-column-properties style:column-width="16.298cm"/>
    </style:style>
    <style:style style:name="Tabla33.1" style:family="table-row">
      <style:table-row-properties fo:keep-together="always"/>
    </style:style>
    <style:style style:name="Tabla3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3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3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4" style:family="table">
      <style:table-properties style:width="17.216cm" fo:margin-left="-0.162cm" table:align="left" style:writing-mode="lr-tb"/>
    </style:style>
    <style:style style:name="Tabla34.A" style:family="table-column">
      <style:table-column-properties style:column-width="4.516cm"/>
    </style:style>
    <style:style style:name="Tabla34.B" style:family="table-column">
      <style:table-column-properties style:column-width="4.692cm"/>
    </style:style>
    <style:style style:name="Tabla34.C" style:family="table-column">
      <style:table-column-properties style:column-width="3.175cm"/>
    </style:style>
    <style:style style:name="Tabla34.D" style:family="table-column">
      <style:table-column-properties style:column-width="4.833cm"/>
    </style:style>
    <style:style style:name="Tabla34.1" style:family="table-row">
      <style:table-row-properties fo:keep-together="always"/>
    </style:style>
    <style:style style:name="Tabla3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34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3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4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4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34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3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4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34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34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3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35" style:family="table">
      <style:table-properties style:width="17.216cm" fo:margin-left="-0.162cm" table:align="left" style:writing-mode="lr-tb"/>
    </style:style>
    <style:style style:name="Tabla35.A" style:family="table-column">
      <style:table-column-properties style:column-width="17.216cm"/>
    </style:style>
    <style:style style:name="Tabla35.1" style:family="table-row">
      <style:table-row-properties fo:keep-together="always"/>
    </style:style>
    <style:style style:name="Tabla3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5.2" style:family="table-row">
      <style:table-row-properties style:min-row-height="0.422cm" fo:keep-together="always"/>
    </style:style>
    <style:style style:name="Tabla3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6" style:family="table">
      <style:table-properties style:width="17.216cm" fo:margin-left="-0.162cm" fo:break-before="auto" fo:break-after="auto" table:align="left" style:writing-mode="lr-tb"/>
    </style:style>
    <style:style style:name="Tabla36.A" style:family="table-column">
      <style:table-column-properties style:column-width="3.493cm"/>
    </style:style>
    <style:style style:name="Tabla36.B" style:family="table-column">
      <style:table-column-properties style:column-width="5.203cm"/>
    </style:style>
    <style:style style:name="Tabla36.C" style:family="table-column">
      <style:table-column-properties style:column-width="0.497cm"/>
    </style:style>
    <style:style style:name="Tabla36.D" style:family="table-column">
      <style:table-column-properties style:column-width="1.249cm"/>
    </style:style>
    <style:style style:name="Tabla36.E" style:family="table-column">
      <style:table-column-properties style:column-width="2.381cm"/>
    </style:style>
    <style:style style:name="Tabla36.F" style:family="table-column">
      <style:table-column-properties style:column-width="0.794cm"/>
    </style:style>
    <style:style style:name="Tabla36.G" style:family="table-column">
      <style:table-column-properties style:column-width="1.799cm"/>
    </style:style>
    <style:style style:name="Tabla36.1" style:family="table-row">
      <style:table-row-properties style:min-row-height="0.467cm" fo:keep-together="auto"/>
    </style:style>
    <style:style style:name="Tabla36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6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6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6.2" style:family="table-row">
      <style:table-row-properties style:min-row-height="0.515cm" fo:keep-together="auto"/>
    </style:style>
    <style:style style:name="Tabla36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6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6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7" style:family="table">
      <style:table-properties style:width="17.216cm" fo:margin-left="-0.162cm" table:align="left" style:writing-mode="lr-tb"/>
    </style:style>
    <style:style style:name="Tabla37.A" style:family="table-column">
      <style:table-column-properties style:column-width="17.216cm"/>
    </style:style>
    <style:style style:name="Tabla37.1" style:family="table-row">
      <style:table-row-properties fo:keep-together="auto"/>
    </style:style>
    <style:style style:name="Tabla3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8" style:family="table">
      <style:table-properties style:width="17.216cm" fo:margin-left="-0.162cm" table:align="left" style:writing-mode="lr-tb"/>
    </style:style>
    <style:style style:name="Tabla38.A" style:family="table-column">
      <style:table-column-properties style:column-width="17.216cm"/>
    </style:style>
    <style:style style:name="Tabla38.1" style:family="table-row">
      <style:table-row-properties fo:keep-together="auto"/>
    </style:style>
    <style:style style:name="Tabla3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9" style:family="table">
      <style:table-properties style:width="17.216cm" fo:margin-left="-0.162cm" table:align="left" style:writing-mode="lr-tb"/>
    </style:style>
    <style:style style:name="Tabla39.A" style:family="table-column">
      <style:table-column-properties style:column-width="0.917cm"/>
    </style:style>
    <style:style style:name="Tabla39.B" style:family="table-column">
      <style:table-column-properties style:column-width="6.706cm"/>
    </style:style>
    <style:style style:name="Tabla39.C" style:family="table-column">
      <style:table-column-properties style:column-width="0.914cm"/>
    </style:style>
    <style:style style:name="Tabla39.D" style:family="table-column">
      <style:table-column-properties style:column-width="8.678cm"/>
    </style:style>
    <style:style style:name="Tabla39.1" style:family="table-row">
      <style:table-row-properties fo:keep-together="always"/>
    </style:style>
    <style:style style:name="Tabla3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9.2" style:family="table-row">
      <style:table-row-properties fo:keep-together="auto"/>
    </style:style>
    <style:style style:name="Tabla39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9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9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9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9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9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0" style:family="table">
      <style:table-properties style:width="17.216cm" fo:margin-left="-0.162cm" table:align="left" style:writing-mode="lr-tb"/>
    </style:style>
    <style:style style:name="Tabla40.A" style:family="table-column">
      <style:table-column-properties style:column-width="0.917cm"/>
    </style:style>
    <style:style style:name="Tabla40.B" style:family="table-column">
      <style:table-column-properties style:column-width="16.298cm"/>
    </style:style>
    <style:style style:name="Tabla40.1" style:family="table-row">
      <style:table-row-properties fo:keep-together="always"/>
    </style:style>
    <style:style style:name="Tabla4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0.A2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0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1" style:family="table">
      <style:table-properties style:width="17.216cm" fo:margin-left="-0.162cm" table:align="left" style:writing-mode="lr-tb"/>
    </style:style>
    <style:style style:name="Tabla41.A" style:family="table-column">
      <style:table-column-properties style:column-width="4.516cm"/>
    </style:style>
    <style:style style:name="Tabla41.B" style:family="table-column">
      <style:table-column-properties style:column-width="4.692cm"/>
    </style:style>
    <style:style style:name="Tabla41.C" style:family="table-column">
      <style:table-column-properties style:column-width="3.175cm"/>
    </style:style>
    <style:style style:name="Tabla41.D" style:family="table-column">
      <style:table-column-properties style:column-width="4.833cm"/>
    </style:style>
    <style:style style:name="Tabla41.1" style:family="table-row">
      <style:table-row-properties fo:keep-together="always"/>
    </style:style>
    <style:style style:name="Tabla4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1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41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41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41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41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41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41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41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41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41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41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4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42" style:family="table">
      <style:table-properties style:width="17.216cm" fo:margin-left="-0.162cm" table:align="left" style:writing-mode="lr-tb"/>
    </style:style>
    <style:style style:name="Tabla42.A" style:family="table-column">
      <style:table-column-properties style:column-width="17.216cm"/>
    </style:style>
    <style:style style:name="Tabla42.1" style:family="table-row">
      <style:table-row-properties fo:keep-together="always"/>
    </style:style>
    <style:style style:name="Tabla4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2.2" style:family="table-row">
      <style:table-row-properties style:min-row-height="0.422cm" fo:keep-together="always"/>
    </style:style>
    <style:style style:name="Tabla4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style:snap-to-layout-grid="false"/>
      <style:text-properties style:font-name="Arial" officeooo:paragraph-rsid="00040a82" style:font-name-complex="Arial"/>
    </style:style>
    <style:style style:name="P2" style:family="paragraph" style:parent-style-name="Standard">
      <style:paragraph-properties style:snap-to-layout-grid="false"/>
      <style:text-properties style:font-name="Arial" officeooo:paragraph-rsid="0004c9b8" style:font-name-complex="Arial"/>
    </style:style>
    <style:style style:name="P3" style:family="paragraph" style:parent-style-name="Standard">
      <style:paragraph-properties fo:text-align="justify" style:justify-single-word="false" style:snap-to-layout-grid="false"/>
      <style:text-properties style:font-name="Arial" officeooo:paragraph-rsid="00040a82" style:font-name-complex="Arial"/>
    </style:style>
    <style:style style:name="P4" style:family="paragraph" style:parent-style-name="Standard">
      <style:paragraph-properties fo:text-align="justify" style:justify-single-word="false" style:snap-to-layout-grid="false"/>
      <style:text-properties style:font-name="Arial" officeooo:paragraph-rsid="0004c9b8" style:font-name-complex="Arial"/>
    </style:style>
    <style:style style:name="P5" style:family="paragraph" style:parent-style-name="Standard">
      <style:paragraph-properties style:snap-to-layout-grid="false"/>
      <style:text-properties style:font-name="Arial" officeooo:rsid="00040a82" officeooo:paragraph-rsid="00040a82" style:font-name-complex="Arial"/>
    </style:style>
    <style:style style:name="P6" style:family="paragraph" style:parent-style-name="Standard">
      <style:paragraph-properties style:snap-to-layout-grid="false"/>
      <style:text-properties style:font-name="Arial" officeooo:rsid="0004c9b8" officeooo:paragraph-rsid="0004c9b8" style:font-name-complex="Arial"/>
    </style:style>
    <style:style style:name="P7" style:family="paragraph" style:parent-style-name="Standard">
      <style:paragraph-properties style:snap-to-layout-grid="false"/>
      <style:text-properties style:font-name="Arial" fo:font-weight="bold" officeooo:paragraph-rsid="00040a82" style:font-weight-asian="bold" style:font-name-complex="Arial"/>
    </style:style>
    <style:style style:name="P8" style:family="paragraph" style:parent-style-name="Standard">
      <style:text-properties style:font-name="Arial" fo:font-weight="bold" officeooo:paragraph-rsid="00040a82" style:font-weight-asian="bold" style:font-name-complex="Arial"/>
    </style:style>
    <style:style style:name="P9" style:family="paragraph" style:parent-style-name="Standard">
      <style:paragraph-properties fo:text-align="justify" style:justify-single-word="false" style:snap-to-layout-grid="false"/>
      <style:text-properties style:font-name="Arial" fo:font-weight="bold" officeooo:paragraph-rsid="00040a82" style:font-weight-asian="bold" style:font-name-complex="Arial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Arial" fo:font-weight="bold" officeooo:paragraph-rsid="0004c9b8" style:font-weight-asian="bold" style:font-name-complex="Arial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weight="bold" officeooo:paragraph-rsid="00040a82" style:font-weight-asian="bold" style:font-name-complex="Arial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weight="bold" officeooo:paragraph-rsid="0004c9b8" style:font-weight-asian="bold" style:font-name-complex="Arial"/>
    </style:style>
    <style:style style:name="P13" style:family="paragraph" style:parent-style-name="Standard">
      <style:text-properties style:font-name="Arial" fo:font-weight="bold" officeooo:paragraph-rsid="0004c9b8" style:font-weight-asian="bold" style:font-name-complex="Arial"/>
    </style:style>
    <style:style style:name="P14" style:family="paragraph" style:parent-style-name="Standard">
      <style:paragraph-properties fo:text-align="justify" style:justify-single-word="false" style:snap-to-layout-grid="false"/>
      <style:text-properties style:font-name="Arial" fo:font-size="12pt" officeooo:paragraph-rsid="00040a82" style:font-size-asian="12pt" style:font-name-complex="Arial"/>
    </style:style>
    <style:style style:name="P15" style:family="paragraph" style:parent-style-name="Standard">
      <style:paragraph-properties fo:text-align="justify" style:justify-single-word="false" style:snap-to-layout-grid="false"/>
      <style:text-properties style:font-name="Arial" fo:font-size="12pt" officeooo:paragraph-rsid="0004c9b8" style:font-size-asian="12pt" style:font-name-complex="Arial"/>
    </style:style>
    <style:style style:name="P16" style:family="paragraph" style:parent-style-name="Standard">
      <style:text-properties style:font-name="Arial" fo:font-size="12pt" officeooo:paragraph-rsid="00040a82" style:font-size-asian="12pt" style:font-name-complex="Arial"/>
    </style:style>
    <style:style style:name="P17" style:family="paragraph" style:parent-style-name="Standard">
      <style:text-properties style:font-name="Arial" fo:font-size="12pt" officeooo:paragraph-rsid="0004c9b8" style:font-size-asian="12pt" style:font-name-complex="Arial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paragraph-rsid="00040a82" style:font-size-asian="12pt" style:font-weight-asian="bold" style:font-name-complex="Arial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paragraph-rsid="0004c9b8" style:font-size-asian="12pt" style:font-weight-asian="bold" style:font-name-complex="Arial"/>
    </style:style>
    <style:style style:name="P20" style:family="paragraph" style:parent-style-name="Standard">
      <style:paragraph-properties style:snap-to-layout-grid="false"/>
      <style:text-properties style:font-name="Arial" fo:font-weight="normal" officeooo:rsid="00040a82" officeooo:paragraph-rsid="00040a82" style:font-weight-asian="normal" style:font-name-complex="Arial" style:font-weight-complex="normal"/>
    </style:style>
    <style:style style:name="P21" style:family="paragraph" style:parent-style-name="Standard">
      <style:paragraph-properties style:snap-to-layout-grid="false"/>
      <style:text-properties style:font-name="Arial" fo:font-weight="normal" officeooo:rsid="0004c9b8" officeooo:paragraph-rsid="0004c9b8" style:font-weight-asian="normal" style:font-name-complex="Arial" style:font-weight-complex="normal"/>
    </style:style>
    <style:style style:name="P22" style:family="paragraph" style:parent-style-name="Standard">
      <style:text-properties officeooo:paragraph-rsid="00040a82"/>
    </style:style>
    <style:style style:name="P23" style:family="paragraph" style:parent-style-name="Standard">
      <style:text-properties fo:font-size="3pt" officeooo:paragraph-rsid="00040a82" style:font-size-asian="2.59999990463257pt" style:font-size-complex="3pt"/>
    </style:style>
    <style:style style:name="P24" style:family="paragraph" style:parent-style-name="Standard">
      <style:text-properties fo:font-size="3pt" officeooo:paragraph-rsid="0004c9b8" style:font-size-asian="2.59999990463257pt" style:font-size-complex="3pt"/>
    </style:style>
    <style:style style:name="P25" style:family="paragraph" style:parent-style-name="Standard">
      <style:text-properties officeooo:paragraph-rsid="0004c9b8"/>
    </style:style>
    <style:style style:name="P26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948aa" officeooo:paragraph-rsid="000948aa" style:font-weight-asian="bold" style:font-name-complex="Arial"/>
    </style:style>
    <style:style style:name="P27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a0120" officeooo:paragraph-rsid="000a0120" style:font-weight-asian="bold" style:font-name-complex="Arial"/>
    </style:style>
    <style:style style:name="P28" style:family="paragraph" style:parent-style-name="Standard">
      <style:paragraph-properties fo:text-align="justify" style:justify-single-word="false" style:snap-to-layout-grid="false"/>
      <style:text-properties style:font-name="Arial" fo:font-weight="bold" officeooo:paragraph-rsid="0004c9b8" style:font-weight-asian="bold" style:font-name-complex="Arial"/>
    </style:style>
    <style:style style:name="P29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b345f" officeooo:paragraph-rsid="000b345f" style:font-weight-asian="bold" style:font-name-complex="Arial"/>
    </style:style>
    <style:style style:name="P30" style:family="paragraph" style:parent-style-name="Standard">
      <style:paragraph-properties fo:text-align="center" style:justify-single-word="false" style:snap-to-layout-grid="false"/>
      <style:text-properties style:font-name="Arial" fo:font-weight="bold" officeooo:paragraph-rsid="0004c9b8" style:font-weight-asian="bold" style:font-name-complex="Arial"/>
    </style:style>
    <style:style style:name="P31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ce233" officeooo:paragraph-rsid="000ce233" style:font-weight-asian="bold" style:font-name-complex="Arial"/>
    </style:style>
    <style:style style:name="P32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dfb35" officeooo:paragraph-rsid="000dfb35" style:font-weight-asian="bold" style:font-name-complex="Arial"/>
    </style:style>
    <style:style style:name="P33" style:family="paragraph" style:parent-style-name="Standard">
      <style:paragraph-properties style:snap-to-layout-grid="false"/>
      <style:text-properties style:font-name="Arial" fo:font-weight="normal" officeooo:rsid="000573c7" officeooo:paragraph-rsid="000573c7" style:font-weight-asian="normal" style:font-name-complex="Arial" style:font-weight-complex="normal"/>
    </style:style>
    <style:style style:name="P34" style:family="paragraph" style:parent-style-name="Standard">
      <style:paragraph-properties style:snap-to-layout-grid="false"/>
      <style:text-properties style:font-name="Arial" fo:font-weight="normal" officeooo:rsid="00065e57" officeooo:paragraph-rsid="00065e57" style:font-weight-asian="normal" style:font-name-complex="Arial" style:font-weight-complex="normal"/>
    </style:style>
    <style:style style:name="P35" style:family="paragraph" style:parent-style-name="Standard">
      <style:paragraph-properties style:snap-to-layout-grid="false"/>
      <style:text-properties style:font-name="Arial" fo:font-weight="normal" officeooo:rsid="00083385" officeooo:paragraph-rsid="00083385" style:font-weight-asian="normal" style:font-name-complex="Arial" style:font-weight-complex="normal"/>
    </style:style>
    <style:style style:name="P36" style:family="paragraph" style:parent-style-name="Standard">
      <style:paragraph-properties style:snap-to-layout-grid="false"/>
      <style:text-properties style:font-name="Arial" fo:font-weight="normal" officeooo:rsid="000948aa" officeooo:paragraph-rsid="000948aa" style:font-weight-asian="normal" style:font-name-complex="Arial" style:font-weight-complex="normal"/>
    </style:style>
    <style:style style:name="P37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948aa" officeooo:paragraph-rsid="000948aa" style:font-weight-asian="normal" style:font-name-complex="Arial" style:font-weight-complex="normal"/>
    </style:style>
    <style:style style:name="P38" style:family="paragraph" style:parent-style-name="Standard">
      <style:paragraph-properties fo:text-align="justify" style:justify-single-word="false" style:snap-to-layout-grid="false"/>
      <style:text-properties style:font-name="Arial" fo:font-weight="normal" officeooo:paragraph-rsid="00040a82" style:font-weight-asian="normal" style:font-name-complex="Arial" style:font-weight-complex="normal"/>
    </style:style>
    <style:style style:name="P39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a0120" officeooo:paragraph-rsid="000a0120" style:font-weight-asian="normal" style:font-name-complex="Arial" style:font-weight-complex="normal"/>
    </style:style>
    <style:style style:name="P40" style:family="paragraph" style:parent-style-name="Standard">
      <style:paragraph-properties fo:text-align="justify" style:justify-single-word="false" style:snap-to-layout-grid="false">
        <style:tab-stops>
          <style:tab-stop style:position="10.019cm"/>
        </style:tab-stops>
      </style:paragraph-properties>
      <style:text-properties style:font-name="Arial" fo:font-weight="normal" officeooo:rsid="000a0120" officeooo:paragraph-rsid="000a0120" style:font-weight-asian="normal" style:font-name-complex="Arial" style:font-weight-complex="normal"/>
    </style:style>
    <style:style style:name="P41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b345f" officeooo:paragraph-rsid="000b345f" style:font-weight-asian="normal" style:font-name-complex="Arial" style:font-weight-complex="normal"/>
    </style:style>
    <style:style style:name="P42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ce233" officeooo:paragraph-rsid="000ce233" style:font-weight-asian="normal" style:font-name-complex="Arial" style:font-weight-complex="normal"/>
    </style:style>
    <style:style style:name="P43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dfb35" officeooo:paragraph-rsid="000dfb35" style:font-weight-asian="normal" style:font-name-complex="Arial" style:font-weight-complex="normal"/>
    </style:style>
    <style:style style:name="P44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65e57" officeooo:paragraph-rsid="00065e57" style:font-size-asian="12pt" style:font-name-complex="Arial"/>
    </style:style>
    <style:style style:name="P45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83385" officeooo:paragraph-rsid="00083385" style:font-size-asian="12pt" style:font-name-complex="Arial"/>
    </style:style>
    <style:style style:name="P46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948aa" officeooo:paragraph-rsid="000948aa" style:font-size-asian="12pt" style:font-name-complex="Arial"/>
    </style:style>
    <style:style style:name="P47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948aa" officeooo:paragraph-rsid="000948aa" style:font-size-asian="12pt" style:font-weight-asian="bold" style:font-name-complex="Arial"/>
    </style:style>
    <style:style style:name="P48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paragraph-rsid="0004c9b8" style:font-size-asian="12pt" style:font-weight-asian="bold" style:font-name-complex="Arial"/>
    </style:style>
    <style:style style:name="P49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a0120" officeooo:paragraph-rsid="000a0120" style:font-size-asian="12pt" style:font-weight-asian="bold" style:font-name-complex="Arial"/>
    </style:style>
    <style:style style:name="P50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b345f" officeooo:paragraph-rsid="000b345f" style:font-size-asian="12pt" style:font-weight-asian="bold" style:font-name-complex="Arial"/>
    </style:style>
    <style:style style:name="P51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ce233" officeooo:paragraph-rsid="000ce233" style:font-size-asian="12pt" style:font-weight-asian="bold" style:font-name-complex="Arial"/>
    </style:style>
    <style:style style:name="P52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dfb35" officeooo:paragraph-rsid="000dfb35" style:font-size-asian="12pt" style:font-weight-asian="bold" style:font-name-complex="Arial"/>
    </style:style>
    <style:style style:name="P53" style:family="paragraph" style:parent-style-name="Standard">
      <style:paragraph-properties fo:text-align="justify" style:justify-single-word="false" style:snap-to-layout-grid="false"/>
      <style:text-properties style:font-name="Arial" officeooo:rsid="000948aa" officeooo:paragraph-rsid="000948aa" style:font-name-complex="Arial"/>
    </style:style>
    <style:style style:name="P54" style:family="paragraph" style:parent-style-name="Standard">
      <style:paragraph-properties fo:text-align="justify" style:justify-single-word="false" style:snap-to-layout-grid="false"/>
      <style:text-properties style:font-name="Arial" officeooo:rsid="000b345f" officeooo:paragraph-rsid="000b345f" style:font-name-complex="Arial"/>
    </style:style>
    <style:style style:name="P55" style:family="paragraph" style:parent-style-name="Standard">
      <style:paragraph-properties fo:text-align="justify" style:justify-single-word="false" style:snap-to-layout-grid="false"/>
      <style:text-properties style:font-name="Arial" officeooo:rsid="000dfb35" officeooo:paragraph-rsid="000dfb35" style:font-name-complex="Arial"/>
    </style:style>
    <style:style style:name="P56" style:family="paragraph" style:parent-style-name="Standard">
      <style:text-properties style:font-name="Arial" officeooo:rsid="000b345f" officeooo:paragraph-rsid="000b345f"/>
    </style:style>
    <style:style style:name="P57" style:family="paragraph" style:parent-style-name="Standard">
      <style:paragraph-properties fo:text-align="justify" style:justify-single-word="false" style:snap-to-layout-grid="false"/>
      <style:text-properties style:font-name="Arial" officeooo:rsid="000ce233" officeooo:paragraph-rsid="000ce233"/>
    </style:style>
    <style:style style:name="P58" style:family="paragraph" style:parent-style-name="Heading_20_1">
      <style:text-properties officeooo:paragraph-rsid="00040a82"/>
    </style:style>
    <style:style style:name="P59" style:family="paragraph" style:parent-style-name="Heading_20_1">
      <style:text-properties officeooo:paragraph-rsid="0004c9b8"/>
    </style:style>
    <style:style style:name="P60" style:family="paragraph" style:parent-style-name="Heading_20_2">
      <style:text-properties officeooo:paragraph-rsid="00040a82"/>
    </style:style>
    <style:style style:name="P61" style:family="paragraph" style:parent-style-name="Heading_20_2">
      <style:text-properties officeooo:paragraph-rsid="0004c9b8"/>
    </style:style>
    <style:style style:name="T1" style:family="text">
      <style:text-properties officeooo:rsid="000573c7"/>
    </style:style>
    <style:style style:name="T2" style:family="text">
      <style:text-properties officeooo:rsid="00065e57"/>
    </style:style>
    <style:style style:name="T3" style:family="text">
      <style:text-properties officeooo:rsid="00083385"/>
    </style:style>
    <style:style style:name="T4" style:family="text">
      <style:text-properties officeooo:rsid="000948a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 table:number-columns-repeated="2"/>
        <table:table-row table:style-name="Tabla1.1">
          <table:table-cell table:style-name="Tabla1.A1" office:value-type="string">
            <text:h text:style-name="P58" text:outline-level="1">Caso de Uso</text:h>
          </table:table-cell>
          <table:table-cell table:style-name="Tabla1.B1" table:number-columns-spanned="4" office:value-type="string">
            <text:p text:style-name="P5">Alta empleado</text:p>
          </table:table-cell>
          <table:covered-table-cell/>
          <table:covered-table-cell/>
          <table:covered-table-cell/>
          <table:table-cell table:style-name="Tabla1.F1" table:number-columns-spanned="3" office:value-type="string">
            <text:p text:style-name="P5">CU_1</text:p>
          </table:table-cell>
          <table:covered-table-cell/>
          <table:covered-table-cell/>
        </table:table-row>
        <table:table-row table:style-name="Tabla1.2">
          <table:table-cell table:style-name="Tabla1.A2" office:value-type="string">
            <text:p text:style-name="P8">Actores</text:p>
          </table:table-cell>
          <table:table-cell table:style-name="Tabla1.B2" table:number-columns-spanned="7" office:value-type="string">
            <text:p text:style-name="P20">Empleado(principal), Oficinista(<text:span text:style-name="T1">secundario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8">Tipo</text:p>
          </table:table-cell>
          <table:table-cell table:style-name="Tabla1.B3" table:number-columns-spanned="7" office:value-type="string">
            <text:p text:style-name="P33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8">Referencias</text:p>
          </table:table-cell>
          <table:table-cell table:style-name="Tabla1.B4" table:number-columns-spanned="2" office:value-type="string">
            <text:p text:style-name="P34">RF-1</text:p>
          </table:table-cell>
          <table:covered-table-cell/>
          <table:table-cell table:style-name="Tabla1.D4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8">Precondición</text:p>
          </table:table-cell>
          <table:table-cell table:style-name="Tabla1.B5" table:number-columns-spanned="7" office:value-type="string">
            <text:p text:style-name="P33">No formar parte de <text:span text:style-name="T2">los</text:span> empleados de la empresa en cuestión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8">Postcondición</text:p>
          </table:table-cell>
          <table:table-cell table:style-name="Tabla1.B6" table:number-columns-spanned="7" office:value-type="string">
            <text:p text:style-name="P33">El empleado forma parte de la empres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8">Autor</text:p>
          </table:table-cell>
          <table:table-cell table:style-name="Tabla1.B7" office:value-type="string">
            <text:p text:style-name="P20">Elena Cantero Molina</text:p>
          </table:table-cell>
          <table:table-cell table:style-name="Tabla1.C7" table:number-columns-spanned="2" office:value-type="string">
            <text:h text:style-name="P58" text:outline-level="1">Fecha</text:h>
          </table:table-cell>
          <table:covered-table-cell/>
          <table:table-cell table:style-name="Tabla1.E7" table:number-columns-spanned="2" office:value-type="string">
            <text:p text:style-name="P5">02/04/2018</text:p>
          </table:table-cell>
          <table:covered-table-cell/>
          <table:table-cell table:style-name="Tabla1.G7" office:value-type="string">
            <text:h text:style-name="P58" text:outline-level="1">Versión</text:h>
          </table:table-cell>
          <table:table-cell table:style-name="Tabla1.H7" office:value-type="string">
            <text:p text:style-name="P5">1.0</text:p>
          </table:table-cell>
        </table:table-row>
      </table:table>
      <text:p text:style-name="P23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6">Propósito</text:p>
          </table:table-cell>
        </table:table-row>
        <table:table-row table:style-name="Tabla2.1">
          <table:table-cell table:style-name="Tabla2.A2" office:value-type="string">
            <text:p text:style-name="P44">Incluir un nuevo empleado en la empresa</text:p>
          </table:table-cell>
        </table:table-row>
      </table:table>
      <text:p text:style-name="P23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6">Resumen</text:p>
          </table:table-cell>
        </table:table-row>
        <table:table-row table:style-name="Tabla3.1">
          <table:table-cell table:style-name="Tabla3.A2" office:value-type="string">
            <text:p text:style-name="P44">Se incluye un nuevo empleado en el sistema, con sus datos correspondientes para poder identificarlo y que lleve a cabo sus respectivas tareas</text:p>
          </table:table-cell>
        </table:table-row>
      </table:table>
      <text:p text:style-name="P23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16">Curso Normal</text:p>
          </table:table-cell>
          <table:covered-table-cell/>
          <table:covered-table-cell/>
          <table:covered-table-cell/>
        </table:table-row>
        <table:table-row table:style-name="Tabla4.2">
          <table:table-cell table:style-name="Tabla4.A2" office:value-type="string">
            <text:p text:style-name="P47">1</text:p>
          </table:table-cell>
          <table:table-cell table:style-name="Tabla4.B2" office:value-type="string">
            <text:p text:style-name="P37">Empleado: Pide ser empleado de la empresa</text:p>
          </table:table-cell>
          <table:table-cell table:style-name="Tabla4.C2" office:value-type="string">
            <text:p text:style-name="P11"/>
          </table:table-cell>
          <table:table-cell table:style-name="Tabla4.D2" office:value-type="string">
            <text:p text:style-name="P9"/>
          </table:table-cell>
        </table:table-row>
        <table:table-row table:style-name="Tabla4.2">
          <table:table-cell table:style-name="Tabla4.A3" office:value-type="string">
            <text:p text:style-name="P47">2</text:p>
          </table:table-cell>
          <table:table-cell table:style-name="Tabla4.B3" office:value-type="string">
            <text:p text:style-name="P37">Oficinista: Solicita dar de alta a un nuevo empleado</text:p>
          </table:table-cell>
          <table:table-cell table:style-name="Tabla4.C3" office:value-type="string">
            <text:p text:style-name="P26">3</text:p>
          </table:table-cell>
          <table:table-cell table:style-name="Tabla4.D3" office:value-type="string">
            <text:p text:style-name="P37">Solicita los datos personales del empleado</text:p>
          </table:table-cell>
        </table:table-row>
        <table:table-row table:style-name="Tabla4.2">
          <table:table-cell table:style-name="Tabla4.A4" office:value-type="string">
            <text:p text:style-name="P47">4</text:p>
          </table:table-cell>
          <table:table-cell table:style-name="Tabla4.B4" office:value-type="string">
            <text:p text:style-name="P37">Empleado: Aporta la documentación necesaria para ser empleado</text:p>
          </table:table-cell>
          <table:table-cell table:style-name="Tabla4.C4" office:value-type="string">
            <text:p text:style-name="P26"/>
          </table:table-cell>
          <table:table-cell table:style-name="Tabla4.D4" office:value-type="string">
            <text:p text:style-name="P37"/>
          </table:table-cell>
        </table:table-row>
        <table:table-row table:style-name="Tabla4.2">
          <table:table-cell table:style-name="Tabla4.A5" office:value-type="string">
            <text:p text:style-name="P47">5</text:p>
          </table:table-cell>
          <table:table-cell table:style-name="Tabla4.B5" office:value-type="string">
            <text:p text:style-name="P37">Oficinista: Comprueba los datos presentado y los introduce en el sistema</text:p>
          </table:table-cell>
          <table:table-cell table:style-name="Tabla4.C5" office:value-type="string">
            <text:p text:style-name="P11"/>
          </table:table-cell>
          <table:table-cell table:style-name="Tabla4.D5" office:value-type="string">
            <text:p text:style-name="P9"/>
          </table:table-cell>
        </table:table-row>
        <table:table-row table:style-name="Tabla4.2">
          <table:table-cell table:style-name="Tabla4.A6" office:value-type="string">
            <text:p text:style-name="P47">6</text:p>
          </table:table-cell>
          <table:table-cell table:style-name="Tabla4.B6" office:value-type="string">
            <text:p text:style-name="P37">Oficinista: Solicita al sistema que almacene los datos</text:p>
          </table:table-cell>
          <table:table-cell table:style-name="Tabla4.C6" office:value-type="string">
            <text:p text:style-name="P26">7</text:p>
          </table:table-cell>
          <table:table-cell table:style-name="Tabla4.D6" office:value-type="string">
            <text:p text:style-name="P37">Almacena los datos y genera un número de empleado</text:p>
          </table:table-cell>
        </table:table-row>
        <table:table-row table:style-name="Tabla4.2">
          <table:table-cell table:style-name="Tabla4.A7" office:value-type="string">
            <text:p text:style-name="P18"/>
          </table:table-cell>
          <table:table-cell table:style-name="Tabla4.B7" office:value-type="string">
            <text:p text:style-name="P9"/>
          </table:table-cell>
          <table:table-cell table:style-name="Tabla4.C7" office:value-type="string">
            <text:p text:style-name="P26">8</text:p>
          </table:table-cell>
          <table:table-cell table:style-name="Tabla4.D7" office:value-type="string">
            <text:p text:style-name="P37">Informa que el proceso ha terminado con éxito</text:p>
          </table:table-cell>
        </table:table-row>
        <table:table-row table:style-name="Tabla4.2">
          <table:table-cell table:style-name="Tabla4.A8" office:value-type="string">
            <text:p text:style-name="P47">9</text:p>
          </table:table-cell>
          <table:table-cell table:style-name="Tabla4.B8" office:value-type="string">
            <text:p text:style-name="P37">Oficinista: Informa al empleado de su número de empleado</text:p>
          </table:table-cell>
          <table:table-cell table:style-name="Tabla4.C8" office:value-type="string">
            <text:p text:style-name="P11"/>
          </table:table-cell>
          <table:table-cell table:style-name="Tabla4.D8" office:value-type="string">
            <text:p text:style-name="P9"/>
          </table:table-cell>
        </table:table-row>
      </table:table>
      <text:p text:style-name="P23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table:number-columns-spanned="2" office:value-type="string">
            <text:p text:style-name="P16">Cursos Alternos</text:p>
          </table:table-cell>
          <table:covered-table-cell/>
        </table:table-row>
        <table:table-row table:style-name="Tabla5.1">
          <table:table-cell table:style-name="Tabla5.A2" office:value-type="string">
            <text:p text:style-name="P47">5a</text:p>
          </table:table-cell>
          <table:table-cell table:style-name="Tabla5.B2" office:value-type="string">
            <text:p text:style-name="P37">El oficinista se da cuenta de que los datos están erróneos.</text:p>
          </table:table-cell>
        </table:table-row>
        <table:table-row table:style-name="Tabla5.1">
          <table:table-cell table:style-name="Tabla5.A3" office:value-type="string">
            <text:p text:style-name="P18"/>
          </table:table-cell>
          <table:table-cell table:style-name="Tabla5.B3" office:value-type="string">
            <text:p text:style-name="P37">1. Oficinista: Pide de nuevo los datos, si no son entregados, el proceso de alta termina.</text:p>
          </table:table-cell>
        </table:table-row>
        <table:table-row table:style-name="Tabla5.1">
          <table:table-cell table:style-name="Tabla5.A4" office:value-type="string">
            <text:p text:style-name="P47">7a</text:p>
          </table:table-cell>
          <table:table-cell table:style-name="Tabla5.B4" office:value-type="string">
            <text:p text:style-name="P37">El empleado ya es miembro de la empresa</text:p>
          </table:table-cell>
        </table:table-row>
        <table:table-row table:style-name="Tabla5.1">
          <table:table-cell table:style-name="Tabla5.A5" office:value-type="string">
            <text:p text:style-name="P18"/>
          </table:table-cell>
          <table:table-cell table:style-name="Tabla5.B5" office:value-type="string">
            <text:p text:style-name="P37">1. Sistema: Informa de lo ocurrido y se termina el proceso de creación de empleado.</text:p>
          </table:table-cell>
        </table:table-row>
      </table:table>
      <text:p text:style-name="P23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table:number-columns-spanned="4" office:value-type="string">
            <text:p text:style-name="P16">Otros datos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2" office:value-type="string">
            <text:h text:style-name="P58" text:outline-level="1">Frecuencia esperada</text:h>
          </table:table-cell>
          <table:table-cell table:style-name="Tabla6.B2" office:value-type="string">
            <text:p text:style-name="P53">2 veces al mes</text:p>
          </table:table-cell>
          <table:table-cell table:style-name="Tabla6.C2" office:value-type="string">
            <text:h text:style-name="P60" text:outline-level="2">Rendimiento</text:h>
          </table:table-cell>
          <table:table-cell table:style-name="Tabla6.D2" office:value-type="string">
            <text:p text:style-name="P3"/>
          </table:table-cell>
        </table:table-row>
        <table:table-row table:style-name="Tabla6.1">
          <table:table-cell table:style-name="Tabla6.A3" office:value-type="string">
            <text:p text:style-name="P8">Importancia</text:p>
          </table:table-cell>
          <table:table-cell table:style-name="Tabla6.B3" office:value-type="string">
            <text:p text:style-name="P37">Alta</text:p>
          </table:table-cell>
          <table:table-cell table:style-name="Tabla6.C3" office:value-type="string">
            <text:h text:style-name="P60" text:outline-level="2">Urgencia</text:h>
          </table:table-cell>
          <table:table-cell table:style-name="Tabla6.D3" office:value-type="string">
            <text:p text:style-name="P53">Alta</text:p>
          </table:table-cell>
        </table:table-row>
        <table:table-row table:style-name="Tabla6.1">
          <table:table-cell table:style-name="Tabla6.A4" office:value-type="string">
            <text:p text:style-name="P8">Estado</text:p>
          </table:table-cell>
          <table:table-cell table:style-name="Tabla6.B4" office:value-type="string">
            <text:p text:style-name="P9"/>
          </table:table-cell>
          <table:table-cell table:style-name="Tabla6.C4" office:value-type="string">
            <text:h text:style-name="P60" text:outline-level="2">Estabilidad</text:h>
          </table:table-cell>
          <table:table-cell table:style-name="Tabla6.D4" office:value-type="string">
            <text:p text:style-name="P53">Muy alta</text:p>
          </table:table-cell>
        </table:table-row>
      </table:table>
      <text:p text:style-name="P23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16">Comentarios</text:p>
          </table:table-cell>
        </table:table-row>
        <table:table-row table:style-name="Tabla7.2">
          <table:table-cell table:style-name="Tabla7.A2" office:value-type="string">
            <text:p text:style-name="P14"/>
          </table:table-cell>
        </table:table-row>
      </table:table>
      <text:p text:style-name="P22"/>
      <text:p text:style-name="P22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column table:style-name="Tabla8.F"/>
        <table:table-column table:style-name="Tabla8.G" table:number-columns-repeated="2"/>
        <table:table-row table:style-name="Tabla8.1">
          <table:table-cell table:style-name="Tabla8.A1" office:value-type="string">
            <text:h text:style-name="P58" text:outline-level="1">Caso de Uso</text:h>
          </table:table-cell>
          <table:table-cell table:style-name="Tabla8.B1" table:number-columns-spanned="4" office:value-type="string">
            <text:p text:style-name="P5">Baja empleado</text:p>
          </table:table-cell>
          <table:covered-table-cell/>
          <table:covered-table-cell/>
          <table:covered-table-cell/>
          <table:table-cell table:style-name="Tabla8.F1" table:number-columns-spanned="3" office:value-type="string">
            <text:p text:style-name="P5">CU_2</text:p>
          </table:table-cell>
          <table:covered-table-cell/>
          <table:covered-table-cell/>
        </table:table-row>
        <table:table-row table:style-name="Tabla8.2">
          <table:table-cell table:style-name="Tabla8.A2" office:value-type="string">
            <text:p text:style-name="P8">Actores</text:p>
          </table:table-cell>
          <table:table-cell table:style-name="Tabla8.B2" table:number-columns-spanned="7" office:value-type="string">
            <text:p text:style-name="P20">Empleado(principal), Oficinista(<text:span text:style-name="T2">secundario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.2">
          <table:table-cell table:style-name="Tabla8.A3" office:value-type="string">
            <text:p text:style-name="P8">Tipo</text:p>
          </table:table-cell>
          <table:table-cell table:style-name="Tabla8.B3" table:number-columns-spanned="7" office:value-type="string">
            <text:p text:style-name="P34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.2">
          <table:table-cell table:style-name="Tabla8.A4" office:value-type="string">
            <text:p text:style-name="P8">Referencias</text:p>
          </table:table-cell>
          <table:table-cell table:style-name="Tabla8.B4" table:number-columns-spanned="2" office:value-type="string">
            <text:p text:style-name="P34">RF-1</text:p>
          </table:table-cell>
          <table:covered-table-cell/>
          <table:table-cell table:style-name="Tabla8.D4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a8.2">
          <table:table-cell table:style-name="Tabla8.A5" office:value-type="string">
            <text:p text:style-name="P8">Precondición</text:p>
          </table:table-cell>
          <table:table-cell table:style-name="Tabla8.B5" table:number-columns-spanned="7" office:value-type="string">
            <text:p text:style-name="P34">El empleado a eliminar tiene que pertenecer al sistem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.2">
          <table:table-cell table:style-name="Tabla8.A6" office:value-type="string">
            <text:p text:style-name="P8">Postcondición</text:p>
          </table:table-cell>
          <table:table-cell table:style-name="Tabla8.B6" table:number-columns-spanned="7" office:value-type="string">
            <text:p text:style-name="P34">Desaparecerá el empleado del sistem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.2">
          <table:table-cell table:style-name="Tabla8.A7" office:value-type="string">
            <text:p text:style-name="P8">Autor</text:p>
          </table:table-cell>
          <table:table-cell table:style-name="Tabla8.B7" office:value-type="string">
            <text:p text:style-name="P20">Elena Cantero Molina</text:p>
          </table:table-cell>
          <table:table-cell table:style-name="Tabla8.C7" table:number-columns-spanned="2" office:value-type="string">
            <text:h text:style-name="P58" text:outline-level="1">Fecha</text:h>
          </table:table-cell>
          <table:covered-table-cell/>
          <table:table-cell table:style-name="Tabla8.E7" table:number-columns-spanned="2" office:value-type="string">
            <text:p text:style-name="P5">02/04/2018</text:p>
          </table:table-cell>
          <table:covered-table-cell/>
          <table:table-cell table:style-name="Tabla8.G7" office:value-type="string">
            <text:h text:style-name="P58" text:outline-level="1">Versión</text:h>
          </table:table-cell>
          <table:table-cell table:style-name="Tabla8.H7" office:value-type="string">
            <text:p text:style-name="P5">1.0</text:p>
          </table:table-cell>
        </table:table-row>
      </table:table>
      <text:p text:style-name="P23"/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16">Propósito</text:p>
          </table:table-cell>
        </table:table-row>
        <table:table-row table:style-name="Tabla9.1">
          <table:table-cell table:style-name="Tabla9.A2" office:value-type="string">
            <text:p text:style-name="P44">Eliminar un empleado concreto</text:p>
          </table:table-cell>
        </table:table-row>
      </table:table>
      <text:p text:style-name="P23"/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16">Resumen</text:p>
          </table:table-cell>
        </table:table-row>
        <table:table-row table:style-name="Tabla10.1">
          <table:table-cell table:style-name="Tabla10.A2" office:value-type="string">
            <text:p text:style-name="P44">Se elimina un empleado del sistema previamente identificado, asegurándose de que la información quede de forma consistente y coherente.</text:p>
          </table:table-cell>
        </table:table-row>
      </table:table>
      <text:p text:style-name="P23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row table:style-name="Tabla11.1">
          <table:table-cell table:style-name="Tabla11.A1" table:number-columns-spanned="4" office:value-type="string">
            <text:p text:style-name="P16">Curso Normal</text:p>
          </table:table-cell>
          <table:covered-table-cell/>
          <table:covered-table-cell/>
          <table:covered-table-cell/>
        </table:table-row>
        <table:table-row table:style-name="Tabla11.2">
          <table:table-cell table:style-name="Tabla11.A2" office:value-type="string">
            <text:p text:style-name="P49">1</text:p>
          </table:table-cell>
          <table:table-cell table:style-name="Tabla11.B2" office:value-type="string">
            <text:p text:style-name="P39">Empleado: Indica que quiere darse de baja</text:p>
          </table:table-cell>
          <table:table-cell table:style-name="Tabla11.C2" office:value-type="string">
            <text:p text:style-name="P11"/>
          </table:table-cell>
          <table:table-cell table:style-name="Tabla11.D2" office:value-type="string">
            <text:p text:style-name="P9"/>
          </table:table-cell>
        </table:table-row>
        <table:table-row table:style-name="Tabla11.2">
          <table:table-cell table:style-name="Tabla11.A3" office:value-type="string">
            <text:p text:style-name="P49">2</text:p>
          </table:table-cell>
          <table:table-cell table:style-name="Tabla11.B3" office:value-type="string">
            <text:p text:style-name="P39">Oficinista: Solicita dar de baja al empleado.</text:p>
          </table:table-cell>
          <table:table-cell table:style-name="Tabla11.C3" office:value-type="string">
            <text:p text:style-name="P27">3</text:p>
          </table:table-cell>
          <table:table-cell table:style-name="Tabla11.D3" office:value-type="string">
            <text:p text:style-name="P39">Identificación del empleado</text:p>
          </table:table-cell>
        </table:table-row>
        <table:table-row table:style-name="Tabla11.2">
          <table:table-cell table:style-name="Tabla11.A4" office:value-type="string">
            <text:p text:style-name="P18"/>
          </table:table-cell>
          <table:table-cell table:style-name="Tabla11.B4" office:value-type="string">
            <text:p text:style-name="P9"/>
          </table:table-cell>
          <table:table-cell table:style-name="Tabla11.C4" office:value-type="string">
            <text:p text:style-name="P27">4</text:p>
          </table:table-cell>
          <table:table-cell table:style-name="Tabla11.D4" office:value-type="string">
            <text:p text:style-name="P39">Obtener informe del empleado</text:p>
          </table:table-cell>
        </table:table-row>
        <table:table-row table:style-name="Tabla11.2">
          <table:table-cell table:style-name="Tabla11.A5" office:value-type="string">
            <text:p text:style-name="P18"/>
          </table:table-cell>
          <table:table-cell table:style-name="Tabla11.B5" office:value-type="string">
            <text:p text:style-name="P9"/>
          </table:table-cell>
          <table:table-cell table:style-name="Tabla11.C5" office:value-type="string">
            <text:p text:style-name="P27">5</text:p>
          </table:table-cell>
          <table:table-cell table:style-name="Tabla11.D5" office:value-type="string">
            <text:p text:style-name="P39">Informar de la cantidad a pagar de la empresa</text:p>
          </table:table-cell>
        </table:table-row>
        <table:table-row table:style-name="Tabla11.2">
          <table:table-cell table:style-name="Tabla11.A6" office:value-type="string">
            <text:p text:style-name="P18"/>
          </table:table-cell>
          <table:table-cell table:style-name="Tabla11.B6" office:value-type="string">
            <text:p text:style-name="P9"/>
          </table:table-cell>
          <table:table-cell table:style-name="Tabla11.C6" office:value-type="string">
            <text:p text:style-name="P27">6</text:p>
          </table:table-cell>
          <table:table-cell table:style-name="Tabla11.D6" office:value-type="string">
            <text:p text:style-name="P39">Eliminar la información asociada al empleado</text:p>
          </table:table-cell>
        </table:table-row>
        <table:table-row table:style-name="Tabla11.2">
          <table:table-cell table:style-name="Tabla11.A7" office:value-type="string">
            <text:p text:style-name="P49"/>
          </table:table-cell>
          <table:table-cell table:style-name="Tabla11.B7" office:value-type="string">
            <text:p text:style-name="P38"/>
          </table:table-cell>
          <table:table-cell table:style-name="Tabla11.C7" office:value-type="string">
            <text:p text:style-name="P27">7</text:p>
          </table:table-cell>
          <table:table-cell table:style-name="Tabla11.D7" office:value-type="string">
            <text:p text:style-name="P39">Informar del éxito de la baja</text:p>
          </table:table-cell>
        </table:table-row>
        <table:table-row table:style-name="Tabla11.2">
          <table:table-cell table:style-name="Tabla11.A8" office:value-type="string">
            <text:p text:style-name="P49">8</text:p>
          </table:table-cell>
          <table:table-cell table:style-name="Tabla11.B8" office:value-type="string">
            <text:p text:style-name="P39">Oficinista: Informa al empleado de la realización de la baja</text:p>
          </table:table-cell>
          <table:table-cell table:style-name="Tabla11.C8" office:value-type="string">
            <text:p text:style-name="P11"/>
          </table:table-cell>
          <table:table-cell table:style-name="Tabla11.D8" office:value-type="string">
            <text:p text:style-name="P9"/>
          </table:table-cell>
        </table:table-row>
      </table:table>
      <text:p text:style-name="P23"/>
      <table:table table:name="Tabla12" table:style-name="Tabla12">
        <table:table-column table:style-name="Tabla12.A"/>
        <table:table-column table:style-name="Tabla12.B"/>
        <table:table-row table:style-name="Tabla12.1">
          <table:table-cell table:style-name="Tabla12.A1" table:number-columns-spanned="2" office:value-type="string">
            <text:p text:style-name="P16">Cursos Alternos</text:p>
          </table:table-cell>
          <table:covered-table-cell/>
        </table:table-row>
        <table:table-row table:style-name="Tabla12.1">
          <table:table-cell table:style-name="Tabla12.A2" office:value-type="string">
            <text:p text:style-name="P49">4a</text:p>
          </table:table-cell>
          <table:table-cell table:style-name="Tabla12.B2" office:value-type="string">
            <text:p text:style-name="P39">No ha finalizado el tiempo de contratación</text:p>
          </table:table-cell>
        </table:table-row>
        <table:table-row table:style-name="Tabla12.1">
          <table:table-cell table:style-name="Tabla12.A3" office:value-type="string">
            <text:p text:style-name="P18"/>
          </table:table-cell>
          <table:table-cell table:style-name="Tabla12.B3" office:value-type="string">
            <text:p text:style-name="P40">1. No se realiza la baja.</text:p>
          </table:table-cell>
        </table:table-row>
      </table:table>
      <text:p text:style-name="P23"/>
      <text:p text:style-name="P23"/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row table:style-name="Tabla14.1">
          <table:table-cell table:style-name="Tabla14.A1" table:number-columns-spanned="4" office:value-type="string">
            <text:p text:style-name="P16">Otros datos</text:p>
          </table:table-cell>
          <table:covered-table-cell/>
          <table:covered-table-cell/>
          <table:covered-table-cell/>
        </table:table-row>
        <table:table-row table:style-name="Tabla14.1">
          <table:table-cell table:style-name="Tabla14.A2" office:value-type="string">
            <text:h text:style-name="P58" text:outline-level="1">Frecuencia esperada</text:h>
          </table:table-cell>
          <table:table-cell table:style-name="Tabla14.B2" office:value-type="string">
            <text:p text:style-name="P3"/>
          </table:table-cell>
          <table:table-cell table:style-name="Tabla14.C2" office:value-type="string">
            <text:h text:style-name="P60" text:outline-level="2">Rendimiento</text:h>
          </table:table-cell>
          <table:table-cell table:style-name="Tabla14.D2" office:value-type="string">
            <text:p text:style-name="P3"/>
          </table:table-cell>
        </table:table-row>
        <table:table-row table:style-name="Tabla14.1">
          <table:table-cell table:style-name="Tabla14.A3" office:value-type="string">
            <text:p text:style-name="P8">Importancia</text:p>
          </table:table-cell>
          <table:table-cell table:style-name="Tabla14.B3" office:value-type="string">
            <text:p text:style-name="P39">Alta</text:p>
          </table:table-cell>
          <table:table-cell table:style-name="Tabla14.C3" office:value-type="string">
            <text:h text:style-name="P60" text:outline-level="2">Urgencia</text:h>
          </table:table-cell>
          <table:table-cell table:style-name="Tabla14.D3" office:value-type="string">
            <text:p text:style-name="P3"/>
          </table:table-cell>
        </table:table-row>
        <table:table-row table:style-name="Tabla14.1">
          <table:table-cell table:style-name="Tabla14.A4" office:value-type="string">
            <text:p text:style-name="P8">Estado</text:p>
          </table:table-cell>
          <table:table-cell table:style-name="Tabla14.B4" office:value-type="string">
            <text:p text:style-name="P9"/>
          </table:table-cell>
          <table:table-cell table:style-name="Tabla14.C4" office:value-type="string">
            <text:h text:style-name="P60" text:outline-level="2">Estabilidad</text:h>
          </table:table-cell>
          <table:table-cell table:style-name="Tabla14.D4" office:value-type="string">
            <text:p text:style-name="P3"/>
          </table:table-cell>
        </table:table-row>
      </table:table>
      <text:p text:style-name="P23"/>
      <table:table table:name="Tabla15" table:style-name="Tabla15">
        <table:table-column table:style-name="Tabla15.A"/>
        <table:table-row table:style-name="Tabla15.1">
          <table:table-cell table:style-name="Tabla15.A1" office:value-type="string">
            <text:p text:style-name="P16">Comentarios</text:p>
          </table:table-cell>
        </table:table-row>
        <table:table-row table:style-name="Tabla15.2">
          <table:table-cell table:style-name="Tabla15.A2" office:value-type="string">
            <text:p text:style-name="P14"/>
          </table:table-cell>
        </table:table-row>
      </table:table>
      <text:p text:style-name="P22"/>
      <text:p text:style-name="P22"/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column table:style-name="Tabla16.E"/>
        <table:table-column table:style-name="Tabla16.F"/>
        <table:table-column table:style-name="Tabla16.G" table:number-columns-repeated="2"/>
        <table:table-row table:style-name="Tabla16.1">
          <table:table-cell table:style-name="Tabla16.A1" office:value-type="string">
            <text:h text:style-name="P58" text:outline-level="1">Caso de Uso</text:h>
          </table:table-cell>
          <table:table-cell table:style-name="Tabla16.B1" table:number-columns-spanned="4" office:value-type="string">
            <text:p text:style-name="P5">Modificar datos personales empleado</text:p>
          </table:table-cell>
          <table:covered-table-cell/>
          <table:covered-table-cell/>
          <table:covered-table-cell/>
          <table:table-cell table:style-name="Tabla16.F1" table:number-columns-spanned="3" office:value-type="string">
            <text:p text:style-name="P5">CU_3</text:p>
          </table:table-cell>
          <table:covered-table-cell/>
          <table:covered-table-cell/>
        </table:table-row>
        <table:table-row table:style-name="Tabla16.2">
          <table:table-cell table:style-name="Tabla16.A2" office:value-type="string">
            <text:p text:style-name="P8">Actores</text:p>
          </table:table-cell>
          <table:table-cell table:style-name="Tabla16.B2" table:number-columns-spanned="7" office:value-type="string">
            <text:p text:style-name="P20">Empleado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6.2">
          <table:table-cell table:style-name="Tabla16.A3" office:value-type="string">
            <text:p text:style-name="P8">Tipo</text:p>
          </table:table-cell>
          <table:table-cell table:style-name="Tabla16.B3" table:number-columns-spanned="7" office:value-type="string">
            <text:p text:style-name="P34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6.2">
          <table:table-cell table:style-name="Tabla16.A4" office:value-type="string">
            <text:p text:style-name="P8">Referencias</text:p>
          </table:table-cell>
          <table:table-cell table:style-name="Tabla16.B4" table:number-columns-spanned="2" office:value-type="string">
            <text:p text:style-name="P34">RF-1</text:p>
          </table:table-cell>
          <table:covered-table-cell/>
          <table:table-cell table:style-name="Tabla16.D4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a16.2">
          <table:table-cell table:style-name="Tabla16.A5" office:value-type="string">
            <text:p text:style-name="P8">Precondición</text:p>
          </table:table-cell>
          <table:table-cell table:style-name="Tabla16.B5" table:number-columns-spanned="7" office:value-type="string">
            <text:p text:style-name="P34">Que aparezcan los datos del empleado a modificar en el sistem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6.2">
          <table:table-cell table:style-name="Tabla16.A6" office:value-type="string">
            <text:p text:style-name="P8">Postcondición</text:p>
          </table:table-cell>
          <table:table-cell table:style-name="Tabla16.B6" table:number-columns-spanned="7" office:value-type="string">
            <text:p text:style-name="P34">Algunos datos del empleado se verán modific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6.2">
          <table:table-cell table:style-name="Tabla16.A7" office:value-type="string">
            <text:p text:style-name="P8">Autor</text:p>
          </table:table-cell>
          <table:table-cell table:style-name="Tabla16.B7" office:value-type="string">
            <text:p text:style-name="P20">Elena Cantero Molina</text:p>
          </table:table-cell>
          <table:table-cell table:style-name="Tabla16.C7" table:number-columns-spanned="2" office:value-type="string">
            <text:h text:style-name="P58" text:outline-level="1">Fecha</text:h>
          </table:table-cell>
          <table:covered-table-cell/>
          <table:table-cell table:style-name="Tabla16.E7" table:number-columns-spanned="2" office:value-type="string">
            <text:p text:style-name="P5">02/04/2018</text:p>
          </table:table-cell>
          <table:covered-table-cell/>
          <table:table-cell table:style-name="Tabla16.G7" office:value-type="string">
            <text:h text:style-name="P58" text:outline-level="1">Versión</text:h>
          </table:table-cell>
          <table:table-cell table:style-name="Tabla16.H7" office:value-type="string">
            <text:p text:style-name="P5">1.0</text:p>
          </table:table-cell>
        </table:table-row>
      </table:table>
      <text:p text:style-name="P23"/>
      <table:table table:name="Tabla17" table:style-name="Tabla17">
        <table:table-column table:style-name="Tabla17.A"/>
        <table:table-row table:style-name="Tabla17.1">
          <table:table-cell table:style-name="Tabla17.A1" office:value-type="string">
            <text:p text:style-name="P16">Propósito</text:p>
          </table:table-cell>
        </table:table-row>
        <table:table-row table:style-name="Tabla17.1">
          <table:table-cell table:style-name="Tabla17.A2" office:value-type="string">
            <text:p text:style-name="P44">Modificar algunos datos de un empleado concreto</text:p>
          </table:table-cell>
        </table:table-row>
      </table:table>
      <text:p text:style-name="P23"/>
      <table:table table:name="Tabla18" table:style-name="Tabla18">
        <table:table-column table:style-name="Tabla18.A"/>
        <table:table-row table:style-name="Tabla18.1">
          <table:table-cell table:style-name="Tabla18.A1" office:value-type="string">
            <text:p text:style-name="P16">Resumen</text:p>
          </table:table-cell>
        </table:table-row>
        <table:table-row table:style-name="Tabla18.1">
          <table:table-cell table:style-name="Tabla18.A2" office:value-type="string">
            <text:p text:style-name="P44">Se modifican los datos de un <text:span text:style-name="T3">empleado del sistema previamente identificado, asegurándose de que la información quede de forma consistente y coherente</text:span></text:p>
          </table:table-cell>
        </table:table-row>
      </table:table>
      <text:p text:style-name="P23"/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row table:style-name="Tabla19.1">
          <table:table-cell table:style-name="Tabla19.A1" table:number-columns-spanned="4" office:value-type="string">
            <text:p text:style-name="P16">Curso Normal</text:p>
          </table:table-cell>
          <table:covered-table-cell/>
          <table:covered-table-cell/>
          <table:covered-table-cell/>
        </table:table-row>
        <text:soft-page-break/>
        <table:table-row table:style-name="Tabla19.2">
          <table:table-cell table:style-name="Tabla19.A2" office:value-type="string">
            <text:p text:style-name="P49">1</text:p>
          </table:table-cell>
          <table:table-cell table:style-name="Tabla19.B2" office:value-type="string">
            <text:p text:style-name="P39">Empleado: Indica que ha cambiado alguno de sus datos personales</text:p>
          </table:table-cell>
          <table:table-cell table:style-name="Tabla19.C2" office:value-type="string">
            <text:p text:style-name="P11"/>
          </table:table-cell>
          <table:table-cell table:style-name="Tabla19.D2" office:value-type="string">
            <text:p text:style-name="P38"/>
          </table:table-cell>
        </table:table-row>
        <table:table-row table:style-name="Tabla19.2">
          <table:table-cell table:style-name="Tabla19.A3" office:value-type="string">
            <text:p text:style-name="P49">2</text:p>
          </table:table-cell>
          <table:table-cell table:style-name="Tabla19.B3" office:value-type="string">
            <text:p text:style-name="P39">Empleado: Solicita modificar los datos personales</text:p>
          </table:table-cell>
          <table:table-cell table:style-name="Tabla19.C3" office:value-type="string">
            <text:p text:style-name="P27">3</text:p>
          </table:table-cell>
          <table:table-cell table:style-name="Tabla19.D3" office:value-type="string">
            <text:p text:style-name="P39">Identificación del empleado</text:p>
          </table:table-cell>
        </table:table-row>
        <table:table-row table:style-name="Tabla19.2">
          <table:table-cell table:style-name="Tabla19.A4" office:value-type="string">
            <text:p text:style-name="P18"/>
          </table:table-cell>
          <table:table-cell table:style-name="Tabla19.B4" office:value-type="string">
            <text:p text:style-name="P38"/>
          </table:table-cell>
          <table:table-cell table:style-name="Tabla19.C4" office:value-type="string">
            <text:p text:style-name="P27">4</text:p>
          </table:table-cell>
          <table:table-cell table:style-name="Tabla19.D4" office:value-type="string">
            <text:p text:style-name="P41">Presenta los datos actuales del empleado</text:p>
          </table:table-cell>
        </table:table-row>
        <table:table-row table:style-name="Tabla19.2">
          <table:table-cell table:style-name="Tabla19.A5" office:value-type="string">
            <text:p text:style-name="P49">5</text:p>
          </table:table-cell>
          <table:table-cell table:style-name="Tabla19.B5" office:value-type="string">
            <text:p text:style-name="P41">Empleado: Introduce los datos a modificar</text:p>
          </table:table-cell>
          <table:table-cell table:style-name="Tabla19.C5" office:value-type="string">
            <text:p text:style-name="P11"/>
          </table:table-cell>
          <table:table-cell table:style-name="Tabla19.D5" office:value-type="string">
            <text:p text:style-name="P39"/>
          </table:table-cell>
        </table:table-row>
        <table:table-row table:style-name="Tabla19.2">
          <table:table-cell table:style-name="Tabla19.A6" office:value-type="string">
            <text:p text:style-name="P49"/>
          </table:table-cell>
          <table:table-cell table:style-name="Tabla19.B6" office:value-type="string">
            <text:p text:style-name="P38"/>
          </table:table-cell>
          <table:table-cell table:style-name="Tabla19.C6" office:value-type="string">
            <text:p text:style-name="P29">6</text:p>
          </table:table-cell>
          <table:table-cell table:style-name="Tabla19.D6" office:value-type="string">
            <text:p text:style-name="P41">Se almacenan los nuevos datos del empleado</text:p>
          </table:table-cell>
        </table:table-row>
        <table:table-row table:style-name="Tabla19.2">
          <table:table-cell table:style-name="Tabla19.A7" office:value-type="string">
            <text:p text:style-name="P18"/>
          </table:table-cell>
          <table:table-cell table:style-name="Tabla19.B7" office:value-type="string">
            <text:p text:style-name="P38"/>
          </table:table-cell>
          <table:table-cell table:style-name="Tabla19.C7" office:value-type="string">
            <text:p text:style-name="P29">7</text:p>
          </table:table-cell>
          <table:table-cell table:style-name="Tabla19.D7" office:value-type="string">
            <text:p text:style-name="P41">Se informa que el proceso se ha realizado correctamente</text:p>
          </table:table-cell>
        </table:table-row>
        <table:table-row table:style-name="Tabla19.2">
          <table:table-cell table:style-name="Tabla19.A8" office:value-type="string">
            <text:p text:style-name="P50">8</text:p>
          </table:table-cell>
          <table:table-cell table:style-name="Tabla19.B8" office:value-type="string">
            <text:p text:style-name="P41">Empleado: Se informa de los cambios realizados</text:p>
          </table:table-cell>
          <table:table-cell table:style-name="Tabla19.C8" office:value-type="string">
            <text:p text:style-name="P11"/>
          </table:table-cell>
          <table:table-cell table:style-name="Tabla19.D8" office:value-type="string">
            <text:p text:style-name="P38"/>
          </table:table-cell>
        </table:table-row>
      </table:table>
      <text:p text:style-name="P23"/>
      <table:table table:name="Tabla13" table:style-name="Tabla13">
        <table:table-column table:style-name="Tabla13.A"/>
        <table:table-column table:style-name="Tabla13.B"/>
        <table:table-row table:style-name="Tabla13.1">
          <table:table-cell table:style-name="Tabla13.A1" table:number-columns-spanned="2" office:value-type="string">
            <text:p text:style-name="P16">Cursos Alternos</text:p>
          </table:table-cell>
          <table:covered-table-cell/>
        </table:table-row>
        <table:table-row table:style-name="Tabla13.1">
          <table:table-cell table:style-name="Tabla13.A2" office:value-type="string">
            <text:p text:style-name="P50">5a</text:p>
          </table:table-cell>
          <table:table-cell table:style-name="Tabla13.B2" office:value-type="string">
            <text:p text:style-name="P41">Datos introducidos incorrectos</text:p>
          </table:table-cell>
        </table:table-row>
        <table:table-row table:style-name="Tabla13.1">
          <table:table-cell table:style-name="Tabla13.A3" office:value-type="string">
            <text:p text:style-name="P18"/>
          </table:table-cell>
          <table:table-cell table:style-name="Tabla13.B3" office:value-type="string">
            <text:p text:style-name="P41">1. El sistema informa al socio y se piden los datos de nuevo.</text:p>
          </table:table-cell>
        </table:table-row>
      </table:table>
      <text:p text:style-name="P23"/>
      <table:table table:name="Tabla20" table:style-name="Tabla20">
        <table:table-column table:style-name="Tabla20.A"/>
        <table:table-column table:style-name="Tabla20.B"/>
        <table:table-column table:style-name="Tabla20.C"/>
        <table:table-column table:style-name="Tabla20.D"/>
        <table:table-row table:style-name="Tabla20.1">
          <table:table-cell table:style-name="Tabla20.A1" table:number-columns-spanned="4" office:value-type="string">
            <text:p text:style-name="P16">Otros datos</text:p>
          </table:table-cell>
          <table:covered-table-cell/>
          <table:covered-table-cell/>
          <table:covered-table-cell/>
        </table:table-row>
        <table:table-row table:style-name="Tabla20.1">
          <table:table-cell table:style-name="Tabla20.A2" office:value-type="string">
            <text:h text:style-name="P58" text:outline-level="1">Frecuencia esperada</text:h>
          </table:table-cell>
          <table:table-cell table:style-name="Tabla20.B2" office:value-type="string">
            <text:p text:style-name="P3"/>
          </table:table-cell>
          <table:table-cell table:style-name="Tabla20.C2" office:value-type="string">
            <text:h text:style-name="P60" text:outline-level="2">Rendimiento</text:h>
          </table:table-cell>
          <table:table-cell table:style-name="Tabla20.D2" office:value-type="string">
            <text:p text:style-name="P3"/>
          </table:table-cell>
        </table:table-row>
        <table:table-row table:style-name="Tabla20.1">
          <table:table-cell table:style-name="Tabla20.A3" office:value-type="string">
            <text:p text:style-name="P8">Importancia</text:p>
          </table:table-cell>
          <table:table-cell table:style-name="Tabla20.B3" office:value-type="string">
            <text:p text:style-name="P41">Media</text:p>
          </table:table-cell>
          <table:table-cell table:style-name="Tabla20.C3" office:value-type="string">
            <text:h text:style-name="P60" text:outline-level="2">Urgencia</text:h>
          </table:table-cell>
          <table:table-cell table:style-name="Tabla20.D3" office:value-type="string">
            <text:p text:style-name="P56">Media</text:p>
          </table:table-cell>
        </table:table-row>
        <table:table-row table:style-name="Tabla20.1">
          <table:table-cell table:style-name="Tabla20.A4" office:value-type="string">
            <text:p text:style-name="P8">Estado</text:p>
          </table:table-cell>
          <table:table-cell table:style-name="Tabla20.B4" office:value-type="string">
            <text:p text:style-name="P9"/>
          </table:table-cell>
          <table:table-cell table:style-name="Tabla20.C4" office:value-type="string">
            <text:h text:style-name="P60" text:outline-level="2">Estabilidad</text:h>
          </table:table-cell>
          <table:table-cell table:style-name="Tabla20.D4" office:value-type="string">
            <text:p text:style-name="P54">Muy alta</text:p>
          </table:table-cell>
        </table:table-row>
      </table:table>
      <text:p text:style-name="P23"/>
      <table:table table:name="Tabla21" table:style-name="Tabla21">
        <table:table-column table:style-name="Tabla21.A"/>
        <table:table-row table:style-name="Tabla21.1">
          <table:table-cell table:style-name="Tabla21.A1" office:value-type="string">
            <text:p text:style-name="P16">Comentarios</text:p>
          </table:table-cell>
        </table:table-row>
        <table:table-row table:style-name="Tabla21.2">
          <table:table-cell table:style-name="Tabla21.A2" office:value-type="string">
            <text:p text:style-name="P14"/>
          </table:table-cell>
        </table:table-row>
      </table:table>
      <text:p text:style-name="P22"/>
      <text:p text:style-name="P22"/>
      <table:table table:name="Tabla22" table:style-name="Tabla22">
        <table:table-column table:style-name="Tabla22.A"/>
        <table:table-column table:style-name="Tabla22.B"/>
        <table:table-column table:style-name="Tabla22.C"/>
        <table:table-column table:style-name="Tabla22.D"/>
        <table:table-column table:style-name="Tabla22.E"/>
        <table:table-column table:style-name="Tabla22.F"/>
        <table:table-column table:style-name="Tabla22.G" table:number-columns-repeated="2"/>
        <table:table-row table:style-name="Tabla22.1">
          <table:table-cell table:style-name="Tabla22.A1" office:value-type="string">
            <text:h text:style-name="P58" text:outline-level="1">Caso de Uso</text:h>
          </table:table-cell>
          <table:table-cell table:style-name="Tabla22.B1" table:number-columns-spanned="4" office:value-type="string">
            <text:p text:style-name="P6">Cambiar disponibilidad</text:p>
          </table:table-cell>
          <table:covered-table-cell/>
          <table:covered-table-cell/>
          <table:covered-table-cell/>
          <table:table-cell table:style-name="Tabla22.F1" table:number-columns-spanned="3" office:value-type="string">
            <text:p text:style-name="P5">CU_4</text:p>
          </table:table-cell>
          <table:covered-table-cell/>
          <table:covered-table-cell/>
        </table:table-row>
        <table:table-row table:style-name="Tabla22.2">
          <table:table-cell table:style-name="Tabla22.A2" office:value-type="string">
            <text:p text:style-name="P8">Actores</text:p>
          </table:table-cell>
          <table:table-cell table:style-name="Tabla22.B2" table:number-columns-spanned="7" office:value-type="string">
            <text:p text:style-name="P21">Oficinista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2.2">
          <table:table-cell table:style-name="Tabla22.A3" office:value-type="string">
            <text:p text:style-name="P8">Tipo</text:p>
          </table:table-cell>
          <table:table-cell table:style-name="Tabla22.B3" table:number-columns-spanned="7" office:value-type="string">
            <text:p text:style-name="P35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2.2">
          <table:table-cell table:style-name="Tabla22.A4" office:value-type="string">
            <text:p text:style-name="P8">Referencias</text:p>
          </table:table-cell>
          <table:table-cell table:style-name="Tabla22.B4" table:number-columns-spanned="2" office:value-type="string">
            <text:p text:style-name="P7"/>
          </table:table-cell>
          <table:covered-table-cell/>
          <table:table-cell table:style-name="Tabla22.D4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a22.2">
          <table:table-cell table:style-name="Tabla22.A5" office:value-type="string">
            <text:p text:style-name="P8">Precondición</text:p>
          </table:table-cell>
          <table:table-cell table:style-name="Tabla22.B5" table:number-columns-spanned="7" office:value-type="string">
            <text:p text:style-name="P35">El empleado debe estar dado de alta en ala empresa y no estar trabajand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2.2">
          <table:table-cell table:style-name="Tabla22.A6" office:value-type="string">
            <text:p text:style-name="P8">Postcondición</text:p>
          </table:table-cell>
          <table:table-cell table:style-name="Tabla22.B6" table:number-columns-spanned="7" office:value-type="string">
            <text:p text:style-name="P35">Cambio del intervalo de tiempo en el que empleado está disponibl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2.2">
          <table:table-cell table:style-name="Tabla22.A7" office:value-type="string">
            <text:p text:style-name="P8">Autor</text:p>
          </table:table-cell>
          <table:table-cell table:style-name="Tabla22.B7" office:value-type="string">
            <text:p text:style-name="P21">Elena Cantero Molina</text:p>
          </table:table-cell>
          <table:table-cell table:style-name="Tabla22.C7" table:number-columns-spanned="2" office:value-type="string">
            <text:h text:style-name="P58" text:outline-level="1">Fecha</text:h>
          </table:table-cell>
          <table:covered-table-cell/>
          <table:table-cell table:style-name="Tabla22.E7" table:number-columns-spanned="2" office:value-type="string">
            <text:p text:style-name="P6">02/04/2018</text:p>
          </table:table-cell>
          <table:covered-table-cell/>
          <table:table-cell table:style-name="Tabla22.G7" office:value-type="string">
            <text:h text:style-name="P58" text:outline-level="1">Versión</text:h>
          </table:table-cell>
          <table:table-cell table:style-name="Tabla22.H7" office:value-type="string">
            <text:p text:style-name="P6">1.0</text:p>
          </table:table-cell>
        </table:table-row>
      </table:table>
      <text:p text:style-name="P23"/>
      <table:table table:name="Tabla23" table:style-name="Tabla23">
        <table:table-column table:style-name="Tabla23.A"/>
        <table:table-row table:style-name="Tabla23.1">
          <table:table-cell table:style-name="Tabla23.A1" office:value-type="string">
            <text:p text:style-name="P16">Propósito</text:p>
          </table:table-cell>
        </table:table-row>
        <table:table-row table:style-name="Tabla23.1">
          <table:table-cell table:style-name="Tabla23.A2" office:value-type="string">
            <text:p text:style-name="P45">Ajustar el horario y disponibilidad de todos los empleados</text:p>
          </table:table-cell>
        </table:table-row>
      </table:table>
      <text:p text:style-name="P23"/>
      <table:table table:name="Tabla24" table:style-name="Tabla24">
        <table:table-column table:style-name="Tabla24.A"/>
        <table:table-row table:style-name="Tabla24.1">
          <table:table-cell table:style-name="Tabla24.A1" office:value-type="string">
            <text:p text:style-name="P16">Resumen</text:p>
          </table:table-cell>
        </table:table-row>
        <table:table-row table:style-name="Tabla24.1">
          <table:table-cell table:style-name="Tabla24.A2" office:value-type="string">
            <text:p text:style-name="P45">Se modifica el horario de trabajo de los empleados, <text:span text:style-name="T4">de manera que quede todo claramente especificado.</text:span></text:p>
          </table:table-cell>
        </table:table-row>
      </table:table>
      <text:p text:style-name="P23"/>
      <table:table table:name="Tabla25" table:style-name="Tabla25">
        <table:table-column table:style-name="Tabla25.A"/>
        <table:table-column table:style-name="Tabla25.B"/>
        <table:table-column table:style-name="Tabla25.C"/>
        <table:table-column table:style-name="Tabla25.D"/>
        <table:table-row table:style-name="Tabla25.1">
          <table:table-cell table:style-name="Tabla25.A1" table:number-columns-spanned="4" office:value-type="string">
            <text:p text:style-name="P16">Curso Normal</text:p>
          </table:table-cell>
          <table:covered-table-cell/>
          <table:covered-table-cell/>
          <table:covered-table-cell/>
        </table:table-row>
        <table:table-row table:style-name="Tabla25.2">
          <table:table-cell table:style-name="Tabla25.A2" office:value-type="string">
            <text:p text:style-name="P50">1</text:p>
          </table:table-cell>
          <table:table-cell table:style-name="Tabla25.B2" office:value-type="string">
            <text:p text:style-name="P41">Oficinista: Solicita cambiar la disponibilidad de los empleados</text:p>
          </table:table-cell>
          <table:table-cell table:style-name="Tabla25.C2" office:value-type="string">
            <text:p text:style-name="P29">2</text:p>
          </table:table-cell>
          <table:table-cell table:style-name="Tabla25.D2" office:value-type="string">
            <text:p text:style-name="P41">Se buscan los datos de los empleados implicados</text:p>
          </table:table-cell>
        </table:table-row>
        <table:table-row table:style-name="Tabla25.2">
          <table:table-cell table:style-name="Tabla25.A3" office:value-type="string">
            <text:p text:style-name="P18"/>
          </table:table-cell>
          <table:table-cell table:style-name="Tabla25.B3" office:value-type="string">
            <text:p text:style-name="P9"/>
          </table:table-cell>
          <table:table-cell table:style-name="Tabla25.C3" office:value-type="string">
            <text:p text:style-name="P29">3</text:p>
          </table:table-cell>
          <table:table-cell table:style-name="Tabla25.D3" office:value-type="string">
            <text:p text:style-name="P41">Se informa de todos ellos</text:p>
          </table:table-cell>
        </table:table-row>
        <table:table-row table:style-name="Tabla25.2">
          <table:table-cell table:style-name="Tabla25.A4" office:value-type="string">
            <text:p text:style-name="P50">4</text:p>
          </table:table-cell>
          <table:table-cell table:style-name="Tabla25.B4" office:value-type="string">
            <text:p text:style-name="P41">Oficinista: Cambia la disponibilidad necesaria</text:p>
          </table:table-cell>
          <table:table-cell table:style-name="Tabla25.C4" office:value-type="string">
            <text:p text:style-name="P11"/>
          </table:table-cell>
          <table:table-cell table:style-name="Tabla25.D4" office:value-type="string">
            <text:p text:style-name="P9"/>
          </table:table-cell>
        </table:table-row>
        <table:table-row table:style-name="Tabla25.2">
          <table:table-cell table:style-name="Tabla25.A5" office:value-type="string">
            <text:p text:style-name="P18"/>
          </table:table-cell>
          <table:table-cell table:style-name="Tabla25.B5" office:value-type="string">
            <text:p text:style-name="P9"/>
          </table:table-cell>
          <table:table-cell table:style-name="Tabla25.C5" office:value-type="string">
            <text:p text:style-name="P29">5</text:p>
          </table:table-cell>
          <table:table-cell table:style-name="Tabla25.D5" office:value-type="string">
            <text:p text:style-name="P41">Se aplican los cambios convenientes</text:p>
          </table:table-cell>
        </table:table-row>
        <table:table-row table:style-name="Tabla25.2">
          <table:table-cell table:style-name="Tabla25.A6" office:value-type="string">
            <text:p text:style-name="P50"/>
          </table:table-cell>
          <table:table-cell table:style-name="Tabla25.B6" office:value-type="string">
            <text:p text:style-name="P41"/>
          </table:table-cell>
          <table:table-cell table:style-name="Tabla25.C6" office:value-type="string">
            <text:p text:style-name="P29">6</text:p>
          </table:table-cell>
          <table:table-cell table:style-name="Tabla25.D6" office:value-type="string">
            <text:p text:style-name="P41">Se informa del éxito de la operación</text:p>
          </table:table-cell>
        </table:table-row>
      </table:table>
      <text:p text:style-name="P23"/>
      <table:table table:name="Tabla26" table:style-name="Tabla26">
        <table:table-column table:style-name="Tabla26.A"/>
        <table:table-column table:style-name="Tabla26.B"/>
        <table:table-row table:style-name="Tabla26.1">
          <table:table-cell table:style-name="Tabla26.A1" table:number-columns-spanned="2" office:value-type="string">
            <text:p text:style-name="P16">Cursos Alternos</text:p>
          </table:table-cell>
          <table:covered-table-cell/>
        </table:table-row>
        <text:soft-page-break/>
        <table:table-row table:style-name="Tabla26.1">
          <table:table-cell table:style-name="Tabla26.A2" office:value-type="string">
            <text:p text:style-name="P50">5a</text:p>
          </table:table-cell>
          <table:table-cell table:style-name="Tabla26.B2" office:value-type="string">
            <text:p text:style-name="P41">Incompatibilidad de horarios</text:p>
          </table:table-cell>
        </table:table-row>
        <table:table-row table:style-name="Tabla26.1">
          <table:table-cell table:style-name="Tabla26.A3" office:value-type="string">
            <text:p text:style-name="P18"/>
          </table:table-cell>
          <table:table-cell table:style-name="Tabla26.B3" office:value-type="string">
            <text:p text:style-name="P41">1. Sistema: Informa del error y pide los datos de nuevo.</text:p>
          </table:table-cell>
        </table:table-row>
      </table:table>
      <text:p text:style-name="P23"/>
      <table:table table:name="Tabla27" table:style-name="Tabla27">
        <table:table-column table:style-name="Tabla27.A"/>
        <table:table-column table:style-name="Tabla27.B"/>
        <table:table-column table:style-name="Tabla27.C"/>
        <table:table-column table:style-name="Tabla27.D"/>
        <table:table-row table:style-name="Tabla27.1">
          <table:table-cell table:style-name="Tabla27.A1" table:number-columns-spanned="4" office:value-type="string">
            <text:p text:style-name="P16">Otros datos</text:p>
          </table:table-cell>
          <table:covered-table-cell/>
          <table:covered-table-cell/>
          <table:covered-table-cell/>
        </table:table-row>
        <table:table-row table:style-name="Tabla27.1">
          <table:table-cell table:style-name="Tabla27.A2" office:value-type="string">
            <text:h text:style-name="P58" text:outline-level="1">Frecuencia esperada</text:h>
          </table:table-cell>
          <table:table-cell table:style-name="Tabla27.B2" office:value-type="string">
            <text:p text:style-name="P3"/>
          </table:table-cell>
          <table:table-cell table:style-name="Tabla27.C2" office:value-type="string">
            <text:h text:style-name="P60" text:outline-level="2">Rendimiento</text:h>
          </table:table-cell>
          <table:table-cell table:style-name="Tabla27.D2" office:value-type="string">
            <text:p text:style-name="P3"/>
          </table:table-cell>
        </table:table-row>
        <table:table-row table:style-name="Tabla27.1">
          <table:table-cell table:style-name="Tabla27.A3" office:value-type="string">
            <text:p text:style-name="P8">Importancia</text:p>
          </table:table-cell>
          <table:table-cell table:style-name="Tabla27.B3" office:value-type="string">
            <text:p text:style-name="P41">Alta</text:p>
          </table:table-cell>
          <table:table-cell table:style-name="Tabla27.C3" office:value-type="string">
            <text:h text:style-name="P60" text:outline-level="2">Urgencia</text:h>
          </table:table-cell>
          <table:table-cell table:style-name="Tabla27.D3" office:value-type="string">
            <text:p text:style-name="P41">Alta</text:p>
          </table:table-cell>
        </table:table-row>
        <table:table-row table:style-name="Tabla27.1">
          <table:table-cell table:style-name="Tabla27.A4" office:value-type="string">
            <text:p text:style-name="P8">Estado</text:p>
          </table:table-cell>
          <table:table-cell table:style-name="Tabla27.B4" office:value-type="string">
            <text:p text:style-name="P9"/>
          </table:table-cell>
          <table:table-cell table:style-name="Tabla27.C4" office:value-type="string">
            <text:h text:style-name="P60" text:outline-level="2">Estabilidad</text:h>
          </table:table-cell>
          <table:table-cell table:style-name="Tabla27.D4" office:value-type="string">
            <text:p text:style-name="P41">Muy alta</text:p>
          </table:table-cell>
        </table:table-row>
      </table:table>
      <text:p text:style-name="P23"/>
      <table:table table:name="Tabla28" table:style-name="Tabla28">
        <table:table-column table:style-name="Tabla28.A"/>
        <table:table-row table:style-name="Tabla28.1">
          <table:table-cell table:style-name="Tabla28.A1" office:value-type="string">
            <text:p text:style-name="P16">Comentarios</text:p>
          </table:table-cell>
        </table:table-row>
        <table:table-row table:style-name="Tabla28.2">
          <table:table-cell table:style-name="Tabla28.A2" office:value-type="string">
            <text:p text:style-name="P14"/>
          </table:table-cell>
        </table:table-row>
      </table:table>
      <text:p text:style-name="P22"/>
      <text:p text:style-name="P22"/>
      <table:table table:name="Tabla29" table:style-name="Tabla29">
        <table:table-column table:style-name="Tabla29.A"/>
        <table:table-column table:style-name="Tabla29.B"/>
        <table:table-column table:style-name="Tabla29.C"/>
        <table:table-column table:style-name="Tabla29.D"/>
        <table:table-column table:style-name="Tabla29.E"/>
        <table:table-column table:style-name="Tabla29.F"/>
        <table:table-column table:style-name="Tabla29.G" table:number-columns-repeated="2"/>
        <table:table-row table:style-name="Tabla29.1">
          <table:table-cell table:style-name="Tabla29.A1" office:value-type="string">
            <text:h text:style-name="P58" text:outline-level="1">Caso de Uso</text:h>
          </table:table-cell>
          <table:table-cell table:style-name="Tabla29.B1" table:number-columns-spanned="4" office:value-type="string">
            <text:p text:style-name="P6">Asignar ruta de transporte</text:p>
          </table:table-cell>
          <table:covered-table-cell/>
          <table:covered-table-cell/>
          <table:covered-table-cell/>
          <table:table-cell table:style-name="Tabla29.F1" table:number-columns-spanned="3" office:value-type="string">
            <text:p text:style-name="P6">CU_5</text:p>
          </table:table-cell>
          <table:covered-table-cell/>
          <table:covered-table-cell/>
        </table:table-row>
        <table:table-row table:style-name="Tabla29.2">
          <table:table-cell table:style-name="Tabla29.A2" office:value-type="string">
            <text:p text:style-name="P8">Actores</text:p>
          </table:table-cell>
          <table:table-cell table:style-name="Tabla29.B2" table:number-columns-spanned="7" office:value-type="string">
            <text:p text:style-name="P21">Oficinista(principal), Conductor(secundario)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9.2">
          <table:table-cell table:style-name="Tabla29.A3" office:value-type="string">
            <text:p text:style-name="P8">Tipo</text:p>
          </table:table-cell>
          <table:table-cell table:style-name="Tabla29.B3" table:number-columns-spanned="7" office:value-type="string">
            <text:p text:style-name="P36">Primari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9.2">
          <table:table-cell table:style-name="Tabla29.A4" office:value-type="string">
            <text:p text:style-name="P8">Referencias</text:p>
          </table:table-cell>
          <table:table-cell table:style-name="Tabla29.B4" table:number-columns-spanned="2" office:value-type="string">
            <text:p text:style-name="P7"/>
          </table:table-cell>
          <table:covered-table-cell/>
          <table:table-cell table:style-name="Tabla29.D4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a29.2">
          <table:table-cell table:style-name="Tabla29.A5" office:value-type="string">
            <text:p text:style-name="P8">Precondición</text:p>
          </table:table-cell>
          <table:table-cell table:style-name="Tabla29.B5" table:number-columns-spanned="7" office:value-type="string">
            <text:p text:style-name="P36">Un conductor no tiene una ruta especificada que realiza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9.2">
          <table:table-cell table:style-name="Tabla29.A6" office:value-type="string">
            <text:p text:style-name="P8">Postcondición</text:p>
          </table:table-cell>
          <table:table-cell table:style-name="Tabla29.B6" table:number-columns-spanned="7" office:value-type="string">
            <text:p text:style-name="P36">Queda asignada una ruta de transporte a un conducto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9.2">
          <table:table-cell table:style-name="Tabla29.A7" office:value-type="string">
            <text:p text:style-name="P8">Autor</text:p>
          </table:table-cell>
          <table:table-cell table:style-name="Tabla29.B7" office:value-type="string">
            <text:p text:style-name="P21">Elena Cantero Molina</text:p>
          </table:table-cell>
          <table:table-cell table:style-name="Tabla29.C7" table:number-columns-spanned="2" office:value-type="string">
            <text:h text:style-name="P58" text:outline-level="1">Fecha</text:h>
          </table:table-cell>
          <table:covered-table-cell/>
          <table:table-cell table:style-name="Tabla29.E7" table:number-columns-spanned="2" office:value-type="string">
            <text:p text:style-name="P6">02/04/2018</text:p>
          </table:table-cell>
          <table:covered-table-cell/>
          <table:table-cell table:style-name="Tabla29.G7" office:value-type="string">
            <text:h text:style-name="P58" text:outline-level="1">Versión</text:h>
          </table:table-cell>
          <table:table-cell table:style-name="Tabla29.H7" office:value-type="string">
            <text:p text:style-name="P6">1.0</text:p>
          </table:table-cell>
        </table:table-row>
      </table:table>
      <text:p text:style-name="P24"/>
      <table:table table:name="Tabla30" table:style-name="Tabla30">
        <table:table-column table:style-name="Tabla30.A"/>
        <table:table-row table:style-name="Tabla30.1">
          <table:table-cell table:style-name="Tabla30.A1" office:value-type="string">
            <text:p text:style-name="P17">Propósito</text:p>
          </table:table-cell>
        </table:table-row>
        <table:table-row table:style-name="Tabla30.1">
          <table:table-cell table:style-name="Tabla30.A2" office:value-type="string">
            <text:p text:style-name="P46">Establecer la ruta que debe llevar cada conductor</text:p>
          </table:table-cell>
        </table:table-row>
      </table:table>
      <text:p text:style-name="P24"/>
      <table:table table:name="Tabla31" table:style-name="Tabla31">
        <table:table-column table:style-name="Tabla31.A"/>
        <table:table-row table:style-name="Tabla31.1">
          <table:table-cell table:style-name="Tabla31.A1" office:value-type="string">
            <text:p text:style-name="P17">Resumen</text:p>
          </table:table-cell>
        </table:table-row>
        <table:table-row table:style-name="Tabla31.1">
          <table:table-cell table:style-name="Tabla31.A2" office:value-type="string">
            <text:p text:style-name="P46">Se establece la ruta de transporte que va a realizar un conductor para el transporte de paquetes.</text:p>
          </table:table-cell>
        </table:table-row>
      </table:table>
      <text:p text:style-name="P24"/>
      <table:table table:name="Tabla32" table:style-name="Tabla32">
        <table:table-column table:style-name="Tabla32.A"/>
        <table:table-column table:style-name="Tabla32.B"/>
        <table:table-column table:style-name="Tabla32.C"/>
        <table:table-column table:style-name="Tabla32.D"/>
        <table:table-row table:style-name="Tabla32.1">
          <table:table-cell table:style-name="Tabla32.A1" table:number-columns-spanned="4" office:value-type="string">
            <text:p text:style-name="P17">Curso Normal</text:p>
          </table:table-cell>
          <table:covered-table-cell/>
          <table:covered-table-cell/>
          <table:covered-table-cell/>
        </table:table-row>
        <table:table-row table:style-name="Tabla32.2">
          <table:table-cell table:style-name="Tabla32.A2" office:value-type="string">
            <text:p text:style-name="P50">1</text:p>
          </table:table-cell>
          <table:table-cell table:style-name="Tabla32.B2" office:value-type="string">
            <text:p text:style-name="P41">Oficinista: Solicita modificar la ruta de un conductor</text:p>
          </table:table-cell>
          <table:table-cell table:style-name="Tabla32.C2" office:value-type="string">
            <text:p text:style-name="P29">2</text:p>
          </table:table-cell>
          <table:table-cell table:style-name="Tabla32.D2" office:value-type="string">
            <text:p text:style-name="P41">Búsqueda de los datos del conductor</text:p>
          </table:table-cell>
        </table:table-row>
        <table:table-row table:style-name="Tabla32.2">
          <table:table-cell table:style-name="Tabla32.A3" office:value-type="string">
            <text:p text:style-name="P19"/>
          </table:table-cell>
          <table:table-cell table:style-name="Tabla32.B3" office:value-type="string">
            <text:p text:style-name="P10"/>
          </table:table-cell>
          <table:table-cell table:style-name="Tabla32.C3" office:value-type="string">
            <text:p text:style-name="P29">3</text:p>
          </table:table-cell>
          <table:table-cell table:style-name="Tabla32.D3" office:value-type="string">
            <text:p text:style-name="P42">Informe de los datos</text:p>
          </table:table-cell>
        </table:table-row>
        <table:table-row table:style-name="Tabla32.2">
          <table:table-cell table:style-name="Tabla32.A4" office:value-type="string">
            <text:p text:style-name="P51">4</text:p>
          </table:table-cell>
          <table:table-cell table:style-name="Tabla32.B4" office:value-type="string">
            <text:p text:style-name="P42">Oficinista: Asigna una ruta de transporte específica</text:p>
          </table:table-cell>
          <table:table-cell table:style-name="Tabla32.C4" office:value-type="string">
            <text:p text:style-name="P12"/>
          </table:table-cell>
          <table:table-cell table:style-name="Tabla32.D4" office:value-type="string">
            <text:p text:style-name="P10"/>
          </table:table-cell>
        </table:table-row>
        <table:table-row table:style-name="Tabla32.2">
          <table:table-cell table:style-name="Tabla32.A5" office:value-type="string">
            <text:p text:style-name="P19"/>
          </table:table-cell>
          <table:table-cell table:style-name="Tabla32.B5" office:value-type="string">
            <text:p text:style-name="P10"/>
          </table:table-cell>
          <table:table-cell table:style-name="Tabla32.C5" office:value-type="string">
            <text:p text:style-name="P31">5</text:p>
          </table:table-cell>
          <table:table-cell table:style-name="Tabla32.D5" office:value-type="string">
            <text:p text:style-name="P42">Se aplican los cambios</text:p>
          </table:table-cell>
        </table:table-row>
        <table:table-row table:style-name="Tabla32.2">
          <table:table-cell table:style-name="Tabla32.A6" office:value-type="string">
            <text:p text:style-name="P19"/>
          </table:table-cell>
          <table:table-cell table:style-name="Tabla32.B6" office:value-type="string">
            <text:p text:style-name="P10"/>
          </table:table-cell>
          <table:table-cell table:style-name="Tabla32.C6" office:value-type="string">
            <text:p text:style-name="P31">6</text:p>
          </table:table-cell>
          <table:table-cell table:style-name="Tabla32.D6" office:value-type="string">
            <text:p text:style-name="P42">Informe del éxito de la operación</text:p>
          </table:table-cell>
        </table:table-row>
        <table:table-row table:style-name="Tabla32.2">
          <table:table-cell table:style-name="Tabla32.A7" office:value-type="string">
            <text:p text:style-name="P51">7</text:p>
          </table:table-cell>
          <table:table-cell table:style-name="Tabla32.B7" office:value-type="string">
            <text:p text:style-name="P57">Oficinista: Informa al conductor de la nueva ruta establecida</text:p>
          </table:table-cell>
          <table:table-cell table:style-name="Tabla32.C7" office:value-type="string">
            <text:p text:style-name="P12"/>
          </table:table-cell>
          <table:table-cell table:style-name="Tabla32.D7" office:value-type="string">
            <text:p text:style-name="P10"/>
          </table:table-cell>
        </table:table-row>
      </table:table>
      <text:p text:style-name="P24"/>
      <table:table table:name="Tabla33" table:style-name="Tabla33">
        <table:table-column table:style-name="Tabla33.A"/>
        <table:table-column table:style-name="Tabla33.B"/>
        <table:table-row table:style-name="Tabla33.1">
          <table:table-cell table:style-name="Tabla33.A1" table:number-columns-spanned="2" office:value-type="string">
            <text:p text:style-name="P17">Cursos Alternos</text:p>
          </table:table-cell>
          <table:covered-table-cell/>
        </table:table-row>
        <table:table-row table:style-name="Tabla33.1">
          <table:table-cell table:style-name="Tabla33.A2" office:value-type="string">
            <text:p text:style-name="P52">5a</text:p>
          </table:table-cell>
          <table:table-cell table:style-name="Tabla33.B2" office:value-type="string">
            <text:p text:style-name="P43">Incompatibilidad de rutas</text:p>
          </table:table-cell>
        </table:table-row>
        <table:table-row table:style-name="Tabla33.1">
          <table:table-cell table:style-name="Tabla33.A3" office:value-type="string">
            <text:p text:style-name="P19"/>
          </table:table-cell>
          <table:table-cell table:style-name="Tabla33.B3" office:value-type="string">
            <text:p text:style-name="P43">1. Sistema: Informa el error producido y pide los datos de la ruta de nuevo.</text:p>
          </table:table-cell>
        </table:table-row>
      </table:table>
      <text:p text:style-name="P24"/>
      <table:table table:name="Tabla34" table:style-name="Tabla34">
        <table:table-column table:style-name="Tabla34.A"/>
        <table:table-column table:style-name="Tabla34.B"/>
        <table:table-column table:style-name="Tabla34.C"/>
        <table:table-column table:style-name="Tabla34.D"/>
        <table:table-row table:style-name="Tabla34.1">
          <table:table-cell table:style-name="Tabla34.A1" table:number-columns-spanned="4" office:value-type="string">
            <text:p text:style-name="P17">Otros datos</text:p>
          </table:table-cell>
          <table:covered-table-cell/>
          <table:covered-table-cell/>
          <table:covered-table-cell/>
        </table:table-row>
        <table:table-row table:style-name="Tabla34.1">
          <table:table-cell table:style-name="Tabla34.A2" office:value-type="string">
            <text:h text:style-name="P59" text:outline-level="1">Frecuencia esperada</text:h>
          </table:table-cell>
          <table:table-cell table:style-name="Tabla34.B2" office:value-type="string">
            <text:p text:style-name="P4"/>
          </table:table-cell>
          <table:table-cell table:style-name="Tabla34.C2" office:value-type="string">
            <text:h text:style-name="P61" text:outline-level="2">Rendimiento</text:h>
          </table:table-cell>
          <table:table-cell table:style-name="Tabla34.D2" office:value-type="string">
            <text:p text:style-name="P4"/>
          </table:table-cell>
        </table:table-row>
        <table:table-row table:style-name="Tabla34.1">
          <table:table-cell table:style-name="Tabla34.A3" office:value-type="string">
            <text:p text:style-name="P13">Importancia</text:p>
          </table:table-cell>
          <table:table-cell table:style-name="Tabla34.B3" office:value-type="string">
            <text:p text:style-name="P43">Alta</text:p>
          </table:table-cell>
          <table:table-cell table:style-name="Tabla34.C3" office:value-type="string">
            <text:h text:style-name="P61" text:outline-level="2">Urgencia</text:h>
          </table:table-cell>
          <table:table-cell table:style-name="Tabla34.D3" office:value-type="string">
            <text:p text:style-name="P55">Alta</text:p>
          </table:table-cell>
        </table:table-row>
        <table:table-row table:style-name="Tabla34.1">
          <table:table-cell table:style-name="Tabla34.A4" office:value-type="string">
            <text:p text:style-name="P13">Estado</text:p>
          </table:table-cell>
          <table:table-cell table:style-name="Tabla34.B4" office:value-type="string">
            <text:p text:style-name="P10"/>
          </table:table-cell>
          <table:table-cell table:style-name="Tabla34.C4" office:value-type="string">
            <text:h text:style-name="P61" text:outline-level="2">Estabilidad</text:h>
          </table:table-cell>
          <table:table-cell table:style-name="Tabla34.D4" office:value-type="string">
            <text:p text:style-name="P4"/>
          </table:table-cell>
        </table:table-row>
      </table:table>
      <text:p text:style-name="P24"/>
      <table:table table:name="Tabla35" table:style-name="Tabla35">
        <table:table-column table:style-name="Tabla35.A"/>
        <table:table-row table:style-name="Tabla35.1">
          <table:table-cell table:style-name="Tabla35.A1" office:value-type="string">
            <text:p text:style-name="P17">Comentarios</text:p>
          </table:table-cell>
        </table:table-row>
        <table:table-row table:style-name="Tabla35.2">
          <table:table-cell table:style-name="Tabla35.A2" office:value-type="string">
            <text:p text:style-name="P15"/>
          </table:table-cell>
        </table:table-row>
      </table:table>
      <text:p text:style-name="P25"/>
      <text:p text:style-name="P25"/>
      <table:table table:name="Tabla36" table:style-name="Tabla36">
        <table:table-column table:style-name="Tabla36.A"/>
        <table:table-column table:style-name="Tabla36.B"/>
        <table:table-column table:style-name="Tabla36.C"/>
        <table:table-column table:style-name="Tabla36.D"/>
        <table:table-column table:style-name="Tabla36.E"/>
        <table:table-column table:style-name="Tabla36.F"/>
        <table:table-column table:style-name="Tabla36.G" table:number-columns-repeated="2"/>
        <table:table-row table:style-name="Tabla36.1">
          <table:table-cell table:style-name="Tabla36.A1" office:value-type="string">
            <text:h text:style-name="P59" text:outline-level="1">Caso de Uso</text:h>
          </table:table-cell>
          <table:table-cell table:style-name="Tabla36.B1" table:number-columns-spanned="4" office:value-type="string">
            <text:p text:style-name="P6">Consultar estado conductor</text:p>
          </table:table-cell>
          <table:covered-table-cell/>
          <table:covered-table-cell/>
          <table:covered-table-cell/>
          <table:table-cell table:style-name="Tabla36.F1" table:number-columns-spanned="3" office:value-type="string">
            <text:p text:style-name="P6">CU_6</text:p>
          </table:table-cell>
          <table:covered-table-cell/>
          <table:covered-table-cell/>
        </table:table-row>
        <table:table-row table:style-name="Tabla36.2">
          <table:table-cell table:style-name="Tabla36.A2" office:value-type="string">
            <text:p text:style-name="P13">Actores</text:p>
          </table:table-cell>
          <table:table-cell table:style-name="Tabla36.B2" table:number-columns-spanned="7" office:value-type="string">
            <text:p text:style-name="P21">Oficinista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a36.2">
          <table:table-cell table:style-name="Tabla36.A3" office:value-type="string">
            <text:p text:style-name="P13">Tipo</text:p>
          </table:table-cell>
          <table:table-cell table:style-name="Tabla36.B3" table:number-columns-spanned="7" office:value-type="string">
            <text:p text:style-name="P36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4" office:value-type="string">
            <text:p text:style-name="P13">Referencias</text:p>
          </table:table-cell>
          <table:table-cell table:style-name="Tabla36.B4" table:number-columns-spanned="2" office:value-type="string">
            <text:p text:style-name="P36">RF-1</text:p>
          </table:table-cell>
          <table:covered-table-cell/>
          <table:table-cell table:style-name="Tabla36.D4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5" office:value-type="string">
            <text:p text:style-name="P13">Precondición</text:p>
          </table:table-cell>
          <table:table-cell table:style-name="Tabla36.B5" table:number-columns-spanned="7" office:value-type="string">
            <text:p text:style-name="P36">El conductor a consultar debe pertenecer al sistem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6" office:value-type="string">
            <text:p text:style-name="P13">Postcondición</text:p>
          </table:table-cell>
          <table:table-cell table:style-name="Tabla36.B6" table:number-columns-spanned="7" office:value-type="string">
            <text:p text:style-name="P36">Se conocen los datos del conductor en cuestión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7" office:value-type="string">
            <text:p text:style-name="P13">Autor</text:p>
          </table:table-cell>
          <table:table-cell table:style-name="Tabla36.B7" office:value-type="string">
            <text:p text:style-name="P21">Elena Cantero Molina</text:p>
          </table:table-cell>
          <table:table-cell table:style-name="Tabla36.C7" table:number-columns-spanned="2" office:value-type="string">
            <text:h text:style-name="P59" text:outline-level="1">Fecha</text:h>
          </table:table-cell>
          <table:covered-table-cell/>
          <table:table-cell table:style-name="Tabla36.E7" table:number-columns-spanned="2" office:value-type="string">
            <text:p text:style-name="P6">02/04/2018</text:p>
          </table:table-cell>
          <table:covered-table-cell/>
          <table:table-cell table:style-name="Tabla36.G7" office:value-type="string">
            <text:h text:style-name="P59" text:outline-level="1">Versión</text:h>
          </table:table-cell>
          <table:table-cell table:style-name="Tabla36.H7" office:value-type="string">
            <text:p text:style-name="P6">1.0</text:p>
          </table:table-cell>
        </table:table-row>
      </table:table>
      <text:p text:style-name="P24"/>
      <table:table table:name="Tabla37" table:style-name="Tabla37">
        <table:table-column table:style-name="Tabla37.A"/>
        <table:table-row table:style-name="Tabla37.1">
          <table:table-cell table:style-name="Tabla37.A1" office:value-type="string">
            <text:p text:style-name="P17">Propósito</text:p>
          </table:table-cell>
        </table:table-row>
        <table:table-row table:style-name="Tabla37.1">
          <table:table-cell table:style-name="Tabla37.A2" office:value-type="string">
            <text:p text:style-name="P46">Proporcionar información asociada a un determinado conductor.</text:p>
          </table:table-cell>
        </table:table-row>
      </table:table>
      <text:p text:style-name="P24"/>
      <table:table table:name="Tabla38" table:style-name="Tabla38">
        <table:table-column table:style-name="Tabla38.A"/>
        <table:table-row table:style-name="Tabla38.1">
          <table:table-cell table:style-name="Tabla38.A1" office:value-type="string">
            <text:p text:style-name="P17">Resumen</text:p>
          </table:table-cell>
        </table:table-row>
        <table:table-row table:style-name="Tabla38.1">
          <table:table-cell table:style-name="Tabla38.A2" office:value-type="string">
            <text:p text:style-name="P46">Se proporcionan los datos de un conductor previamente identificado.</text:p>
          </table:table-cell>
        </table:table-row>
      </table:table>
      <text:p text:style-name="P24"/>
      <table:table table:name="Tabla39" table:style-name="Tabla39">
        <table:table-column table:style-name="Tabla39.A"/>
        <table:table-column table:style-name="Tabla39.B"/>
        <table:table-column table:style-name="Tabla39.C"/>
        <table:table-column table:style-name="Tabla39.D"/>
        <table:table-row table:style-name="Tabla39.1">
          <table:table-cell table:style-name="Tabla39.A1" table:number-columns-spanned="4" office:value-type="string">
            <text:p text:style-name="P17">Curso Normal</text:p>
          </table:table-cell>
          <table:covered-table-cell/>
          <table:covered-table-cell/>
          <table:covered-table-cell/>
        </table:table-row>
        <table:table-row table:style-name="Tabla39.2">
          <table:table-cell table:style-name="Tabla39.A2" office:value-type="string">
            <text:p text:style-name="P52">1</text:p>
          </table:table-cell>
          <table:table-cell table:style-name="Tabla39.B2" office:value-type="string">
            <text:p text:style-name="P43">Oficinista: Solicita información sobre un conductor de la empresa</text:p>
          </table:table-cell>
          <table:table-cell table:style-name="Tabla39.C2" office:value-type="string">
            <text:p text:style-name="P32">2</text:p>
          </table:table-cell>
          <table:table-cell table:style-name="Tabla39.D2" office:value-type="string">
            <text:p text:style-name="P43">Identificación del conductor</text:p>
          </table:table-cell>
        </table:table-row>
        <table:table-row table:style-name="Tabla39.2">
          <table:table-cell table:style-name="Tabla39.A3" office:value-type="string">
            <text:p text:style-name="P19"/>
          </table:table-cell>
          <table:table-cell table:style-name="Tabla39.B3" office:value-type="string">
            <text:p text:style-name="P10"/>
          </table:table-cell>
          <table:table-cell table:style-name="Tabla39.C3" office:value-type="string">
            <text:p text:style-name="P32">3</text:p>
          </table:table-cell>
          <table:table-cell table:style-name="Tabla39.D3" office:value-type="string">
            <text:p text:style-name="P43">Obtiene los datos del conductor</text:p>
          </table:table-cell>
        </table:table-row>
        <table:table-row table:style-name="Tabla39.2">
          <table:table-cell table:style-name="Tabla39.A4" office:value-type="string">
            <text:p text:style-name="P19"/>
          </table:table-cell>
          <table:table-cell table:style-name="Tabla39.B4" office:value-type="string">
            <text:p text:style-name="P10"/>
          </table:table-cell>
          <table:table-cell table:style-name="Tabla39.C4" office:value-type="string">
            <text:p text:style-name="P32">4</text:p>
          </table:table-cell>
          <table:table-cell table:style-name="Tabla39.D4" office:value-type="string">
            <text:p text:style-name="P43">Muestra los datos del conductor al oficinista</text:p>
          </table:table-cell>
        </table:table-row>
      </table:table>
      <text:p text:style-name="P24"/>
      <table:table table:name="Tabla40" table:style-name="Tabla40">
        <table:table-column table:style-name="Tabla40.A"/>
        <table:table-column table:style-name="Tabla40.B"/>
        <table:table-row table:style-name="Tabla40.1">
          <table:table-cell table:style-name="Tabla40.A1" table:number-columns-spanned="2" office:value-type="string">
            <text:p text:style-name="P17">Cursos Alternos</text:p>
          </table:table-cell>
          <table:covered-table-cell/>
        </table:table-row>
        <table:table-row table:style-name="Tabla40.1">
          <table:table-cell table:style-name="Tabla40.A2" office:value-type="string">
            <text:p text:style-name="P19"/>
          </table:table-cell>
          <table:table-cell table:style-name="Tabla40.B2" office:value-type="string">
            <text:p text:style-name="P10"/>
          </table:table-cell>
        </table:table-row>
      </table:table>
      <text:p text:style-name="P24"/>
      <table:table table:name="Tabla41" table:style-name="Tabla41">
        <table:table-column table:style-name="Tabla41.A"/>
        <table:table-column table:style-name="Tabla41.B"/>
        <table:table-column table:style-name="Tabla41.C"/>
        <table:table-column table:style-name="Tabla41.D"/>
        <table:table-row table:style-name="Tabla41.1">
          <table:table-cell table:style-name="Tabla41.A1" table:number-columns-spanned="4" office:value-type="string">
            <text:p text:style-name="P17">Otros datos</text:p>
          </table:table-cell>
          <table:covered-table-cell/>
          <table:covered-table-cell/>
          <table:covered-table-cell/>
        </table:table-row>
        <table:table-row table:style-name="Tabla41.1">
          <table:table-cell table:style-name="Tabla41.A2" office:value-type="string">
            <text:h text:style-name="P59" text:outline-level="1">Frecuencia esperada</text:h>
          </table:table-cell>
          <table:table-cell table:style-name="Tabla41.B2" office:value-type="string">
            <text:p text:style-name="P4"/>
          </table:table-cell>
          <table:table-cell table:style-name="Tabla41.C2" office:value-type="string">
            <text:h text:style-name="P61" text:outline-level="2">Rendimiento</text:h>
          </table:table-cell>
          <table:table-cell table:style-name="Tabla41.D2" office:value-type="string">
            <text:p text:style-name="P4"/>
          </table:table-cell>
        </table:table-row>
        <table:table-row table:style-name="Tabla41.1">
          <table:table-cell table:style-name="Tabla41.A3" office:value-type="string">
            <text:p text:style-name="P13">Importancia</text:p>
          </table:table-cell>
          <table:table-cell table:style-name="Tabla41.B3" office:value-type="string">
            <text:p text:style-name="P43">Alta</text:p>
          </table:table-cell>
          <table:table-cell table:style-name="Tabla41.C3" office:value-type="string">
            <text:h text:style-name="P61" text:outline-level="2">Urgencia</text:h>
          </table:table-cell>
          <table:table-cell table:style-name="Tabla41.D3" office:value-type="string">
            <text:p text:style-name="P4"/>
          </table:table-cell>
        </table:table-row>
        <table:table-row table:style-name="Tabla41.1">
          <table:table-cell table:style-name="Tabla41.A4" office:value-type="string">
            <text:p text:style-name="P13">Estado</text:p>
          </table:table-cell>
          <table:table-cell table:style-name="Tabla41.B4" office:value-type="string">
            <text:p text:style-name="P10"/>
          </table:table-cell>
          <table:table-cell table:style-name="Tabla41.C4" office:value-type="string">
            <text:h text:style-name="P61" text:outline-level="2">Estabilidad</text:h>
          </table:table-cell>
          <table:table-cell table:style-name="Tabla41.D4" office:value-type="string">
            <text:p text:style-name="P55">Alta</text:p>
          </table:table-cell>
        </table:table-row>
      </table:table>
      <text:p text:style-name="P24"/>
      <table:table table:name="Tabla42" table:style-name="Tabla42">
        <table:table-column table:style-name="Tabla42.A"/>
        <table:table-row table:style-name="Tabla42.1">
          <table:table-cell table:style-name="Tabla42.A1" office:value-type="string">
            <text:p text:style-name="P17">Comentarios</text:p>
          </table:table-cell>
        </table:table-row>
        <table:table-row table:style-name="Tabla42.2">
          <table:table-cell table:style-name="Tabla42.A2" office:value-type="string">
            <text:p text:style-name="P15"/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6:26:36.316240096</meta:creation-date>
    <dc:date>2018-04-07T16:43:37.289341066</dc:date>
    <meta:editing-duration>PT16M53S</meta:editing-duration>
    <meta:editing-cycles>4</meta:editing-cycles>
    <meta:generator>LibreOffice/5.1.6.2$Linux_X86_64 LibreOffice_project/10m0$Build-2</meta:generator>
    <meta:document-statistic meta:table-count="42" meta:image-count="0" meta:object-count="0" meta:page-count="5" meta:paragraph-count="313" meta:word-count="970" meta:character-count="6133" meta:non-whitespace-character-count="5476"/>
  </office:meta>
</office:document-meta>
</file>